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508in"/>
    </style:style>
    <style:style style:name="co4" style:family="table-column">
      <style:table-column-properties fo:break-before="auto" style:column-width="1.0634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2618in"/>
    </style:style>
    <style:style style:name="co7" style:family="table-column">
      <style:table-column-properties fo:break-before="auto" style:column-width="1.5173in"/>
    </style:style>
    <style:style style:name="co8" style:family="table-column">
      <style:table-column-properties fo:break-before="auto" style:column-width="1.7807in"/>
    </style:style>
    <style:style style:name="co9" style:family="table-column">
      <style:table-column-properties fo:break-before="auto" style:column-width="1.1689in"/>
    </style:style>
    <style:style style:name="co10" style:family="table-column">
      <style:table-column-properties fo:break-before="auto" style:column-width="0.9937in"/>
    </style:style>
    <style:style style:name="co11" style:family="table-column">
      <style:table-column-properties fo:break-before="auto" style:column-width="1.0701in"/>
    </style:style>
    <style:style style:name="co12" style:family="table-column">
      <style:table-column-properties fo:break-before="auto" style:column-width="1.3437in"/>
    </style:style>
    <style:style style:name="co13" style:family="table-column">
      <style:table-column-properties fo:break-before="auto" style:column-width="0.5827in"/>
    </style:style>
    <style:style style:name="co14" style:family="table-column">
      <style:table-column-properties fo:break-before="auto" style:column-width="1.7965in"/>
    </style:style>
    <style:style style:name="co15" style:family="table-column">
      <style:table-column-properties fo:break-before="auto" style:column-width="0.7571in"/>
    </style:style>
    <style:style style:name="co16" style:family="table-column">
      <style:table-column-properties fo:break-before="auto" style:column-width="0.5602in"/>
    </style:style>
    <style:style style:name="co17" style:family="table-column">
      <style:table-column-properties fo:break-before="auto" style:column-width="0.4661in"/>
    </style:style>
    <style:style style:name="co18" style:family="table-column">
      <style:table-column-properties fo:break-before="auto" style:column-width="0.7354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1.3181in"/>
    </style:style>
    <style:style style:name="co21" style:family="table-column">
      <style:table-column-properties fo:break-before="auto" style:column-width="0.5311in"/>
    </style:style>
    <style:style style:name="co22" style:family="table-column">
      <style:table-column-properties fo:break-before="auto" style:column-width="0.4075in"/>
    </style:style>
    <style:style style:name="co23" style:family="table-column">
      <style:table-column-properties fo:break-before="auto" style:column-width="0.4583in"/>
    </style:style>
    <style:style style:name="co24" style:family="table-column">
      <style:table-column-properties fo:break-before="auto" style:column-width="0.7063in"/>
    </style:style>
    <style:style style:name="co25" style:family="table-column">
      <style:table-column-properties fo:break-before="auto" style:column-width="0.3854in"/>
    </style:style>
    <style:style style:name="co26" style:family="table-column">
      <style:table-column-properties fo:break-before="auto" style:column-width="1.4319in"/>
    </style:style>
    <style:style style:name="co27" style:family="table-column">
      <style:table-column-properties fo:break-before="auto" style:column-width="1.772in"/>
    </style:style>
    <style:style style:name="co28" style:family="table-column">
      <style:table-column-properties fo:break-before="auto" style:column-width="1.4689in"/>
    </style:style>
    <style:style style:name="co29" style:family="table-column">
      <style:table-column-properties fo:break-before="auto" style:column-width="1.6264in"/>
    </style:style>
    <style:style style:name="co30" style:family="table-column">
      <style:table-column-properties fo:break-before="auto" style:column-width="0.6429in"/>
    </style:style>
    <style:style style:name="co31" style:family="table-column">
      <style:table-column-properties fo:break-before="auto" style:column-width="1.4929in"/>
    </style:style>
    <style:style style:name="co32" style:family="table-column">
      <style:table-column-properties fo:break-before="auto" style:column-width="1.1898in"/>
    </style:style>
    <style:style style:name="co33" style:family="table-column">
      <style:table-column-properties fo:break-before="auto" style:column-width="0.9902in"/>
    </style:style>
    <style:style style:name="co34" style:family="table-column">
      <style:table-column-properties fo:break-before="auto" style:column-width="1.4201in"/>
    </style:style>
    <style:style style:name="co35" style:family="table-column">
      <style:table-column-properties fo:break-before="auto" style:column-width="1.8571in"/>
    </style:style>
    <style:style style:name="co36" style:family="table-column">
      <style:table-column-properties fo:break-before="auto" style:column-width="1.602in"/>
    </style:style>
    <style:style style:name="co37" style:family="table-column">
      <style:table-column-properties fo:break-before="auto" style:column-width="1.3472in"/>
    </style:style>
    <style:style style:name="co38" style:family="table-column">
      <style:table-column-properties fo:break-before="auto" style:column-width="1.2138in"/>
    </style:style>
    <style:style style:name="co39" style:family="table-column">
      <style:table-column-properties fo:break-before="auto" style:column-width="1.3957in"/>
    </style:style>
    <style:style style:name="co40" style:family="table-column">
      <style:table-column-properties fo:break-before="auto" style:column-width="1.1165in"/>
    </style:style>
    <style:style style:name="co41" style:family="table-column">
      <style:table-column-properties fo:break-before="auto" style:column-width="1.8689in"/>
    </style:style>
    <style:style style:name="co42" style:family="table-column">
      <style:table-column-properties fo:break-before="auto" style:column-width="1.3102in"/>
    </style:style>
    <style:style style:name="co43" style:family="table-column">
      <style:table-column-properties fo:break-before="auto" style:column-width="1.2744in"/>
    </style:style>
    <style:style style:name="co44" style:family="table-column">
      <style:table-column-properties fo:break-before="auto" style:column-width="1.4563in"/>
    </style:style>
    <style:style style:name="co45" style:family="table-column">
      <style:table-column-properties fo:break-before="auto" style:column-width="2.2256in"/>
    </style:style>
    <style:style style:name="co46" style:family="table-column">
      <style:table-column-properties fo:break-before="auto" style:column-width="1.2154in"/>
    </style:style>
    <style:style style:name="co47" style:family="table-column">
      <style:table-column-properties fo:break-before="auto" style:column-width="0.8055in"/>
    </style:style>
    <style:style style:name="co48" style:family="table-column">
      <style:table-column-properties fo:break-before="auto" style:column-width="0.628in"/>
    </style:style>
    <style:style style:name="co49" style:family="table-column">
      <style:table-column-properties fo:break-before="auto" style:column-width="0.778in"/>
    </style:style>
    <style:style style:name="co50" style:family="table-column">
      <style:table-column-properties fo:break-before="auto" style:column-width="0.5189in"/>
    </style:style>
    <style:style style:name="co51" style:family="table-column">
      <style:table-column-properties fo:break-before="auto" style:column-width="0.5457in"/>
    </style:style>
    <style:style style:name="co52" style:family="table-column">
      <style:table-column-properties fo:break-before="auto" style:column-width="0.7646in"/>
    </style:style>
    <style:style style:name="co53" style:family="table-column">
      <style:table-column-properties fo:break-before="auto" style:column-width="1.0555in"/>
    </style:style>
    <style:style style:name="co54" style:family="table-column">
      <style:table-column-properties fo:break-before="auto" style:column-width="0.6547in"/>
    </style:style>
    <style:style style:name="co55" style:family="table-column">
      <style:table-column-properties fo:break-before="auto" style:column-width="0.939in"/>
    </style:style>
    <style:style style:name="co56" style:family="table-column">
      <style:table-column-properties fo:break-before="auto" style:column-width="1.461in"/>
    </style:style>
    <style:style style:name="co57" style:family="table-column">
      <style:table-column-properties fo:break-before="auto" style:column-width="0.941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table table:name="No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Factions</text:p>
          </table:table-cell>
          <table:table-cell/>
          <table:table-cell office:value-type="string">
            <text:p>Vehicle Types:</text:p>
          </table:table-cell>
          <table:table-cell office:value-type="string">
            <text:p>Land</text:p>
          </table:table-cell>
          <table:table-cell office:value-type="string">
            <text:p>Orbit</text:p>
          </table:table-cell>
          <table:table-cell office:value-type="string">
            <text:p>Space</text:p>
          </table:table-cell>
        </table:table-row>
        <table:table-row table:style-name="ro1">
          <table:table-cell office:value-type="string">
            <text:p>Arachnons</text:p>
          </table:table-cell>
          <table:table-cell table:number-columns-repeated="2"/>
          <table:table-cell office:value-type="string">
            <text:p>Body</text:p>
          </table:table-cell>
          <table:table-cell table:number-columns-repeated="2"/>
        </table:table-row>
        <table:table-row table:style-name="ro1">
          <table:table-cell office:value-type="string">
            <text:p>Cosmic Needle Men</text:p>
          </table:table-cell>
          <table:table-cell table:number-columns-repeated="2"/>
          <table:table-cell table:number-columns-repeated="3" office:value-type="string">
            <text:p>Suit</text:p>
          </table:table-cell>
        </table:table-row>
        <table:table-row table:style-name="ro1">
          <table:table-cell office:value-type="string">
            <text:p>Ectonians</text:p>
          </table:table-cell>
          <table:table-cell table:number-columns-repeated="2"/>
          <table:table-cell office:value-type="string">
            <text:p>Bike</text:p>
          </table:table-cell>
          <table:table-cell office:value-type="string">
            <text:p>Monitor</text:p>
          </table:table-cell>
          <table:table-cell office:value-type="string">
            <text:p>Bike</text:p>
          </table:table-cell>
        </table:table-row>
        <table:table-row table:style-name="ro1">
          <table:table-cell office:value-type="string">
            <text:p>Entradishar</text:p>
          </table:table-cell>
          <table:table-cell table:number-columns-repeated="2"/>
          <table:table-cell office:value-type="string">
            <text:p>Mechs</text:p>
          </table:table-cell>
          <table:table-cell office:value-type="string">
            <text:p>Drone</text:p>
          </table:table-cell>
          <table:table-cell office:value-type="string">
            <text:p>Ryders</text:p>
          </table:table-cell>
        </table:table-row>
        <table:table-row table:style-name="ro1">
          <table:table-cell office:value-type="string">
            <text:p>Guir</text:p>
          </table:table-cell>
          <table:table-cell table:number-columns-repeated="2"/>
          <table:table-cell office:value-type="string">
            <text:p>Battery</text:p>
          </table:table-cell>
          <table:table-cell/>
          <table:table-cell office:value-type="string">
            <text:p>Fighter</text:p>
          </table:table-cell>
        </table:table-row>
        <table:table-row table:style-name="ro1">
          <table:table-cell office:value-type="string">
            <text:p>Mah-Tog</text:p>
          </table:table-cell>
          <table:table-cell table:number-columns-repeated="4"/>
          <table:table-cell office:value-type="string">
            <text:p>Probe</text:p>
          </table:table-cell>
        </table:table-row>
        <table:table-row table:style-name="ro1">
          <table:table-cell office:value-type="string">
            <text:p>Nozama</text:p>
          </table:table-cell>
          <table:table-cell table:number-columns-repeated="2"/>
          <table:table-cell office:value-type="string">
            <text:p>Assault Vehicle</text:p>
          </table:table-cell>
          <table:table-cell office:value-type="string">
            <text:p>Satellite</text:p>
          </table:table-cell>
          <table:table-cell/>
        </table:table-row>
        <table:table-row table:style-name="ro1">
          <table:table-cell office:value-type="string">
            <text:p>Orn</text:p>
          </table:table-cell>
          <table:table-cell table:number-columns-repeated="2"/>
          <table:table-cell office:value-type="string">
            <text:p>Tank</text:p>
          </table:table-cell>
          <table:table-cell table:number-columns-repeated="2"/>
        </table:table-row>
        <table:table-row table:style-name="ro1">
          <table:table-cell office:value-type="string">
            <text:p>Swamp Beasts</text:p>
          </table:table-cell>
          <table:table-cell table:number-columns-repeated="2"/>
          <table:table-cell office:value-type="string">
            <text:p>Radar Center</text:p>
          </table:table-cell>
          <table:table-cell office:value-type="string">
            <text:p>Station</text:p>
          </table:table-cell>
          <table:table-cell office:value-type="string">
            <text:p>Colony</text:p>
          </table:table-cell>
        </table:table-row>
        <table:table-row table:style-name="ro1">
          <table:table-cell office:value-type="string">
            <text:p>SxullBorgs</text:p>
          </table:table-cell>
          <table:table-cell table:number-columns-repeated="2"/>
          <table:table-cell office:value-type="string">
            <text:p>Landship</text:p>
          </table:table-cell>
          <table:table-cell/>
          <table:table-cell office:value-type="string">
            <text:p>Ship</text:p>
          </table:table-cell>
        </table:table-row>
        <table:table-row table:style-name="ro1">
          <table:table-cell office:value-type="string">
            <text:p>VaT'ak Warriors</text:p>
          </table:table-cell>
          <table:table-cell table:number-columns-repeated="2"/>
          <table:table-cell office:value-type="string">
            <text:p>Traction City</text:p>
          </table:table-cell>
          <table:table-cell/>
          <table:table-cell office:value-type="string">
            <text:p>Dreadnought</text:p>
          </table:table-cell>
        </table:table-row>
        <table:table-row table:style-name="ro1">
          <table:table-cell office:value-type="string">
            <text:p>Xirons</text:p>
          </table:table-cell>
          <table:table-cell table:number-columns-repeated="4"/>
          <table:table-cell office:value-type="string">
            <text:p>Capital Ship</text:p>
          </table:table-cell>
        </table:table-row>
        <table:table-row table:style-name="ro1">
          <table:table-cell office:value-type="string">
            <text:p>Zenrin</text:p>
          </table:table-cell>
          <table:table-cell table:number-columns-repeated="5"/>
        </table:table-row>
        <table:table-row table:style-name="ro1" table:number-rows-repeated="8">
          <table:table-cell table:number-columns-repeated="6"/>
        </table:table-row>
        <table:table-row table:style-name="ro1">
          <table:table-cell office:value-type="string">
            <text:p>Terran</text:p>
          </table:table-cell>
          <table:table-cell table:number-columns-repeated="5"/>
        </table:table-row>
        <table:table-row table:style-name="ro1">
          <table:table-cell office:value-type="string">
            <text:p>Synergy</text:p>
          </table:table-cell>
          <table:table-cell table:number-columns-repeated="5"/>
        </table:table-row>
        <table:table-row table:style-name="ro1">
          <table:table-cell office:value-type="string">
            <text:p>Eve</text:p>
          </table:table-cell>
          <table:table-cell table:number-columns-repeated="5"/>
        </table:table-row>
        <table:table-row table:style-name="ro1">
          <table:table-cell office:value-type="string">
            <text:p>Stones</text:p>
          </table:table-cell>
          <table:table-cell table:number-columns-repeated="5"/>
        </table:table-row>
        <table:table-row table:style-name="ro1">
          <table:table-cell office:value-type="string">
            <text:p>Torn</text:p>
          </table:table-cell>
          <table:table-cell table:number-columns-repeated="5"/>
        </table:table-row>
        <table:table-row table:style-name="ro1">
          <table:table-cell office:value-type="string">
            <text:p>Ga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irates</text:p>
          </table:table-cell>
          <table:table-cell table:number-columns-repeated="5"/>
        </table:table-row>
        <table:table-row table:style-name="ro1">
          <table:table-cell office:value-type="string">
            <text:p>Crawler</text:p>
          </table:table-cell>
          <table:table-cell table:number-columns-repeated="5"/>
        </table:table-row>
        <table:table-row table:style-name="ro1">
          <table:table-cell office:value-type="string">
            <text:p>Ad Infinitu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Rabid</text:p>
          </table:table-cell>
          <table:table-cell table:number-columns-repeated="5"/>
        </table:table-row>
        <table:table-row table:style-name="ro1">
          <table:table-cell office:value-type="string">
            <text:p>Nurgle</text:p>
          </table:table-cell>
          <table:table-cell table:number-columns-repeated="5"/>
        </table:table-row>
      </table:table>
      <table:table table:name="User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row table:style-name="ro1">
          <table:table-cell office:value-type="string">
            <text:p>MegaFleets</text:p>
          </table:table-cell>
          <table:table-cell office:value-type="string">
            <text:p>MFUserIndex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FAdminLevel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FOnlin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Usernam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asscod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Email</text:p>
          </table:table-cell>
          <table:table-cell table:number-columns-repeated="8"/>
        </table:table-row>
      </table:table>
      <table:table table:name="Units" table:style-name="ta1" table:print="false"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5" table:default-cell-style-name="Default"/>
        <table:table-row table:style-name="ro1">
          <table:table-cell/>
          <table:table-cell office:value-type="string">
            <text:p>UnitId</text:p>
          </table:table-cell>
          <table:table-cell office:value-type="string">
            <text:p>Name</text:p>
          </table:table-cell>
          <table:table-cell office:value-type="string">
            <text:p>FlightMode</text:p>
          </table:table-cell>
          <table:table-cell office:value-type="string">
            <text:p>Factory</text:p>
          </table:table-cell>
          <table:table-cell office:value-type="string">
            <text:p>FP</text:p>
          </table:table-cell>
          <table:table-cell office:value-type="string">
            <text:p>Max Order</text:p>
          </table:table-cell>
          <table:table-cell office:value-type="string">
            <text:p>Offense</text:p>
          </table:table-cell>
          <table:table-cell office:value-type="string">
            <text:p>Defense</text:p>
          </table:table-cell>
          <table:table-cell office:value-type="string">
            <text:p>Population Damage</text:p>
          </table:table-cell>
          <table:table-cell office:value-type="string">
            <text:p>Attacks</text:p>
          </table:table-cell>
          <table:table-cell office:value-type="string">
            <text:p>Carry</text:p>
          </table:table-cell>
          <table:table-cell office:value-type="string">
            <text:p>Speed</text:p>
          </table:table-cell>
          <table:table-cell office:value-type="string">
            <text:p>Base Cost</text:p>
          </table:table-cell>
          <table:table-cell office:value-type="string">
            <text:p>Complexity</text:p>
          </table:table-cell>
          <table:table-cell office:value-type="string">
            <text:p>Scan</text:p>
          </table:table-cell>
        </table:table-row>
        <table:table-row table:style-name="ro1">
          <table:table-cell office:value-type="string">
            <text:p>Units</text:p>
          </table:table-cell>
          <table:table-cell/>
          <table:table-cell office:value-type="string">
            <text:p>Workers</text:p>
          </table:table-cell>
          <table:table-cell office:value-type="string">
            <text:p>Currency</text:p>
          </table:table-cell>
          <table:table-cell office:value-type="float" office:value="0">
            <text:p>0</text:p>
          </table:table-cell>
          <table:table-cell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/A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Crystallium</text:p>
          </table:table-cell>
          <table:table-cell office:value-type="string">
            <text:p>Currency</text:p>
          </table:table-cell>
          <table:table-cell office:value-type="float" office:value="0">
            <text:p>0</text:p>
          </table:table-cell>
          <table:table-cell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/A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A-7 Mauler</text:p>
          </table:table-cell>
          <table:table-cell office:value-type="string">
            <text:p>Land</text:p>
          </table:table-cell>
          <table:table-cell office:value-type="float" office:value="200">
            <text:p>200</text:p>
          </table:table-cell>
          <table:table-cell office:value-type="float" office:value="1.7">
            <text:p>1.70</text:p>
          </table:table-cell>
          <table:table-cell table:number-columns-repeated="2" office:value-type="float" office:value="50">
            <text:p>50</text:p>
          </table:table-cell>
          <table:table-cell office:value-type="float" office:value="48">
            <text:p>48</text:p>
          </table:table-cell>
          <table:table-cell table:number-columns-repeated="2" office:value-type="float" office:value="3">
            <text:p>3</text:p>
          </table:table-cell>
          <table:table-cell office:value-type="float" office:value="-30">
            <text:p>-3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All-Terrain Rover</text:p>
          </table:table-cell>
          <table:table-cell office:value-type="string">
            <text:p>Land</text:p>
          </table:table-cell>
          <table:table-cell office:value-type="float" office:value="75">
            <text:p>75</text:p>
          </table:table-cell>
          <table:table-cell office:value-type="float" office:value="0.5">
            <text:p>0.50</text:p>
          </table:table-cell>
          <table:table-cell office:value-type="float" office:value="50">
            <text:p>50</text:p>
          </table:table-cell>
          <table:table-cell table:number-columns-repeated="2"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ATO-2 Scout</text:p>
          </table:table-cell>
          <table:table-cell office:value-type="string">
            <text:p>Land</text:p>
          </table:table-cell>
          <table:table-cell office:value-type="float" office:value="150">
            <text:p>15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5">
            <text:p>-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Boron Recon Buggy</text:p>
          </table:table-cell>
          <table:table-cell office:value-type="string">
            <text:p>Land</text:p>
          </table:table-cell>
          <table:table-cell office:value-type="float" office:value="200">
            <text:p>200</text:p>
          </table:table-cell>
          <table:table-cell office:value-type="float" office:value="1.22">
            <text:p>1.2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Boron Recon Buggy v2</text:p>
          </table:table-cell>
          <table:table-cell office:value-type="string">
            <text:p>Land</text:p>
          </table:table-cell>
          <table:table-cell office:value-type="float" office:value="45">
            <text:p>45</text:p>
          </table:table-cell>
          <table:table-cell office:value-type="float" office:value="1.65">
            <text:p>1.6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5">
            <text:p>-15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Boron Recon Buggy v3</text:p>
          </table:table-cell>
          <table:table-cell office:value-type="string">
            <text:p>Land</text:p>
          </table:table-cell>
          <table:table-cell office:value-type="float" office:value="100">
            <text:p>100</text:p>
          </table:table-cell>
          <table:table-cell office:value-type="float" office:value="3.87">
            <text:p>3.87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5">
            <text:p>-1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C.R. Org 2</text:p>
          </table:table-cell>
          <table:table-cell office:value-type="string">
            <text:p>Land</text:p>
          </table:table-cell>
          <table:table-cell office:value-type="float" office:value="600">
            <text:p>600</text:p>
          </table:table-cell>
          <table:table-cell office:value-type="float" office:value="11.34">
            <text:p>11.34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93">
            <text:p>9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-40">
            <text:p>-4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C.R. Org 2 v2</text:p>
          </table:table-cell>
          <table:table-cell office:value-type="string">
            <text:p>Land</text:p>
          </table:table-cell>
          <table:table-cell office:value-type="float" office:value="200">
            <text:p>200</text:p>
          </table:table-cell>
          <table:table-cell office:value-type="float" office:value="15.49">
            <text:p>15.49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C.R. Org 2 v3</text:p>
          </table:table-cell>
          <table:table-cell office:value-type="string">
            <text:p>Land</text:p>
          </table:table-cell>
          <table:table-cell office:value-type="float" office:value="300">
            <text:p>300</text:p>
          </table:table-cell>
          <table:table-cell office:value-type="float" office:value="23.8">
            <text:p>23.80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C.R. Org 2 v4</text:p>
          </table:table-cell>
          <table:table-cell office:value-type="string">
            <text:p>Land</text:p>
          </table:table-cell>
          <table:table-cell office:value-type="float" office:value="350">
            <text:p>350</text:p>
          </table:table-cell>
          <table:table-cell office:value-type="float" office:value="35.18">
            <text:p>35.18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-80">
            <text:p>-8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HEW-9 Eliminator</text:p>
          </table:table-cell>
          <table:table-cell office:value-type="string">
            <text:p>Land</text:p>
          </table:table-cell>
          <table:table-cell office:value-type="float" office:value="90">
            <text:p>90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HEW-10 Annihilator v2</text:p>
          </table:table-cell>
          <table:table-cell office:value-type="string">
            <text:p>Land</text:p>
          </table:table-cell>
          <table:table-cell office:value-type="float" office:value="200">
            <text:p>200</text:p>
          </table:table-cell>
          <table:table-cell office:value-type="float" office:value="3.46">
            <text:p>3.46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-75">
            <text:p>-7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R-Class Wrecker</text:p>
          </table:table-cell>
          <table:table-cell office:value-type="string">
            <text:p>Land</text:p>
          </table:table-cell>
          <table:table-cell office:value-type="float" office:value="1250">
            <text:p>1250</text:p>
          </table:table-cell>
          <table:table-cell office:value-type="float" office:value="34.64">
            <text:p>34.64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float" office:value="-300">
            <text:p>-300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Scuttler</text:p>
          </table:table-cell>
          <table:table-cell office:value-type="string">
            <text:p>Land</text:p>
          </table:table-cell>
          <table:table-cell office:value-type="float" office:value="0">
            <text:p>0</text:p>
          </table:table-cell>
          <table:table-cell office:value-type="float" office:value="0.51">
            <text:p>0.51</text:p>
          </table:table-cell>
          <table:table-cell table:number-columns-repeated="5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Sentinel of Garsasso</text:p>
          </table:table-cell>
          <table:table-cell office:value-type="string">
            <text:p>Land</text:p>
          </table:table-cell>
          <table:table-cell office:value-type="float" office:value="110">
            <text:p>110</text:p>
          </table:table-cell>
          <table:table-cell office:value-type="float" office:value="0.46">
            <text:p>0.46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TK Tank</text:p>
          </table:table-cell>
          <table:table-cell office:value-type="string">
            <text:p>Land</text:p>
          </table:table-cell>
          <table:table-cell office:value-type="float" office:value="200">
            <text:p>200</text:p>
          </table:table-cell>
          <table:table-cell office:value-type="float" office:value="1.76">
            <text:p>1.76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Warmek</text:p>
          </table:table-cell>
          <table:table-cell office:value-type="string">
            <text:p>Land</text:p>
          </table:table-cell>
          <table:table-cell office:value-type="float" office:value="200">
            <text:p>200</text:p>
          </table:table-cell>
          <table:table-cell office:value-type="float" office:value="0.37">
            <text:p>0.37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Zenrin Fighter v1</text:p>
          </table:table-cell>
          <table:table-cell office:value-type="string">
            <text:p>Land</text:p>
          </table:table-cell>
          <table:table-cell office:value-type="float" office:value="150">
            <text:p>150</text:p>
          </table:table-cell>
          <table:table-cell office:value-type="float" office:value="1.12">
            <text:p>1.12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Zenrin Fighter v2</text:p>
          </table:table-cell>
          <table:table-cell office:value-type="string">
            <text:p>Land</text:p>
          </table:table-cell>
          <table:table-cell office:value-type="float" office:value="200">
            <text:p>200</text:p>
          </table:table-cell>
          <table:table-cell office:value-type="float" office:value="40">
            <text:p>40.0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Zenrin Fighter v3</text:p>
          </table:table-cell>
          <table:table-cell office:value-type="string">
            <text:p>Land</text:p>
          </table:table-cell>
          <table:table-cell office:value-type="float" office:value="400">
            <text:p>400</text:p>
          </table:table-cell>
          <table:table-cell office:value-type="float" office:value="0.23">
            <text:p>0.23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Zenrin Fighter v4</text:p>
          </table:table-cell>
          <table:table-cell office:value-type="string">
            <text:p>Land</text:p>
          </table:table-cell>
          <table:table-cell office:value-type="float" office:value="1000">
            <text:p>1000</text:p>
          </table:table-cell>
          <table:table-cell office:value-type="float" office:value="5.92">
            <text:p>5.9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DM Sensor-200</text:p>
          </table:table-cell>
          <table:table-cell office:value-type="string">
            <text:p>Orbit</text:p>
          </table:table-cell>
          <table:table-cell office:value-type="float" office:value="100">
            <text:p>100</text:p>
          </table:table-cell>
          <table:table-cell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table:number-columns-repeated="2"/>
          <table:table-cell office:value-type="string">
            <text:p>N-Class Battle Station v3</text:p>
          </table:table-cell>
          <table:table-cell office:value-type="string">
            <text:p>Orbit</text:p>
          </table:table-cell>
          <table:table-cell office:value-type="float" office:value="600">
            <text:p>600</text:p>
          </table:table-cell>
          <table:table-cell office:value-type="float" office:value="36.74">
            <text:p>36.74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Orn Moon Gun</text:p>
          </table:table-cell>
          <table:table-cell office:value-type="string">
            <text:p>Orbit</text:p>
          </table:table-cell>
          <table:table-cell office:value-type="float" office:value="1400">
            <text:p>1400</text:p>
          </table:table-cell>
          <table:table-cell office:value-type="float" office:value="47.96">
            <text:p>47.96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-1000">
            <text:p>-1000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3000">
            <text:p>300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table:number-columns-repeated="2"/>
          <table:table-cell office:value-type="string">
            <text:p>TK Scan420</text:p>
          </table:table-cell>
          <table:table-cell office:value-type="string">
            <text:p>Orbit</text:p>
          </table:table-cell>
          <table:table-cell office:value-type="float" office:value="300">
            <text:p>300</text:p>
          </table:table-cell>
          <table:table-cell office:value-type="float" office:value="0">
            <text:p>0.0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table:number-columns-repeated="2"/>
          <table:table-cell office:value-type="string">
            <text:p>A-90 Blobomb</text:p>
          </table:table-cell>
          <table:table-cell office:value-type="string">
            <text:p>Space</text:p>
          </table:table-cell>
          <table:table-cell office:value-type="float" office:value="300">
            <text:p>300</text:p>
          </table:table-cell>
          <table:table-cell office:value-type="float" office:value="0">
            <text:p>0.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200">
            <text:p>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ATO-3 Crawler</text:p>
          </table:table-cell>
          <table:table-cell office:value-type="string">
            <text:p>Space</text:p>
          </table:table-cell>
          <table:table-cell office:value-type="float" office:value="200">
            <text:p>200</text:p>
          </table:table-cell>
          <table:table-cell office:value-type="float" office:value="2.24">
            <text:p>2.24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C.R. Org</text:p>
          </table:table-cell>
          <table:table-cell office:value-type="string">
            <text:p>Space</text:p>
          </table:table-cell>
          <table:table-cell office:value-type="float" office:value="1250">
            <text:p>1250</text:p>
          </table:table-cell>
          <table:table-cell office:value-type="float" office:value="23.09">
            <text:p>23.09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540">
            <text:p>540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Cargo Booster</text:p>
          </table:table-cell>
          <table:table-cell office:value-type="string">
            <text:p>Space</text:p>
          </table:table-cell>
          <table:table-cell office:value-type="float" office:value="50">
            <text:p>50</text:p>
          </table:table-cell>
          <table:table-cell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-Class Suicide Fighter</text:p>
          </table:table-cell>
          <table:table-cell office:value-type="string">
            <text:p>Space</text:p>
          </table:table-cell>
          <table:table-cell office:value-type="float" office:value="500">
            <text:p>500</text:p>
          </table:table-cell>
          <table:table-cell office:value-type="float" office:value="4.26">
            <text:p>4.26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Giganto Planet Attacker</text:p>
          </table:table-cell>
          <table:table-cell office:value-type="string">
            <text:p>Space</text:p>
          </table:table-cell>
          <table:table-cell office:value-type="float" office:value="1000">
            <text:p>1000</text:p>
          </table:table-cell>
          <table:table-cell office:value-type="float" office:value="20.12">
            <text:p>20.1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400">
            <text:p>400</text:p>
          </table:table-cell>
          <table:table-cell office:value-type="float" office:value="70">
            <text:p>70</text:p>
          </table:table-cell>
          <table:table-cell office:value-type="float" office:value="210">
            <text:p>21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HC-4 Space Runway</text:p>
          </table:table-cell>
          <table:table-cell office:value-type="string">
            <text:p>Space</text:p>
          </table:table-cell>
          <table:table-cell office:value-type="float" office:value="800">
            <text:p>800</text:p>
          </table:table-cell>
          <table:table-cell office:value-type="float" office:value="22.36">
            <text:p>22.36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1200">
            <text:p>120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Hurax Stealth Fighter</text:p>
          </table:table-cell>
          <table:table-cell office:value-type="string">
            <text:p>Space</text:p>
          </table:table-cell>
          <table:table-cell office:value-type="float" office:value="400">
            <text:p>400</text:p>
          </table:table-cell>
          <table:table-cell office:value-type="float" office:value="3.16">
            <text:p>3.16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75">
            <text:p>75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Infinita</text:p>
          </table:table-cell>
          <table:table-cell office:value-type="string">
            <text:p>Space</text:p>
          </table:table-cell>
          <table:table-cell office:value-type="float" office:value="1250">
            <text:p>1250</text:p>
          </table:table-cell>
          <table:table-cell office:value-type="float" office:value="50.99">
            <text:p>50.99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475">
            <text:p>475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MegaBot</text:p>
          </table:table-cell>
          <table:table-cell office:value-type="string">
            <text:p>Space</text:p>
          </table:table-cell>
          <table:table-cell office:value-type="float" office:value="800">
            <text:p>800</text:p>
          </table:table-cell>
          <table:table-cell office:value-type="float" office:value="8.66">
            <text:p>8.66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MegaBot v2</text:p>
          </table:table-cell>
          <table:table-cell office:value-type="string">
            <text:p>Space</text:p>
          </table:table-cell>
          <table:table-cell office:value-type="float" office:value="200">
            <text:p>200</text:p>
          </table:table-cell>
          <table:table-cell office:value-type="float" office:value="9.68">
            <text:p>9.68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65">
            <text:p>6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MegaBot v3</text:p>
          </table:table-cell>
          <table:table-cell office:value-type="string">
            <text:p>Space</text:p>
          </table:table-cell>
          <table:table-cell office:value-type="float" office:value="450">
            <text:p>450</text:p>
          </table:table-cell>
          <table:table-cell office:value-type="float" office:value="21.91">
            <text:p>21.91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75">
            <text:p>75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MegaBot v4</text:p>
          </table:table-cell>
          <table:table-cell office:value-type="string">
            <text:p>Space</text:p>
          </table:table-cell>
          <table:table-cell office:value-type="float" office:value="1000">
            <text:p>1000</text:p>
          </table:table-cell>
          <table:table-cell office:value-type="float" office:value="47.43">
            <text:p>47.43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240">
            <text:p>24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N-Class Battleship</text:p>
          </table:table-cell>
          <table:table-cell office:value-type="string">
            <text:p>Space</text:p>
          </table:table-cell>
          <table:table-cell office:value-type="float" office:value="1000">
            <text:p>1000</text:p>
          </table:table-cell>
          <table:table-cell office:value-type="float" office:value="13.23">
            <text:p>13.23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225">
            <text:p>225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N-Class Battleship v2</text:p>
          </table:table-cell>
          <table:table-cell office:value-type="string">
            <text:p>Space</text:p>
          </table:table-cell>
          <table:table-cell office:value-type="float" office:value="400">
            <text:p>400</text:p>
          </table:table-cell>
          <table:table-cell office:value-type="float" office:value="18.97">
            <text:p>18.97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table:number-columns-repeated="2"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Nozama Fighter</text:p>
          </table:table-cell>
          <table:table-cell office:value-type="string">
            <text:p>Space</text:p>
          </table:table-cell>
          <table:table-cell office:value-type="float" office:value="75">
            <text:p>75</text:p>
          </table:table-cell>
          <table:table-cell office:value-type="float" office:value="0.64">
            <text:p>0.64</text:p>
          </table:table-cell>
          <table:table-cell office:value-type="float" office:value="50">
            <text:p>50</text:p>
          </table:table-cell>
          <table:table-cell table:number-columns-repeated="2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Nozama Queen</text:p>
          </table:table-cell>
          <table:table-cell office:value-type="string">
            <text:p>Space</text:p>
          </table:table-cell>
          <table:table-cell office:value-type="float" office:value="200">
            <text:p>200</text:p>
          </table:table-cell>
          <table:table-cell office:value-type="float" office:value="4.47">
            <text:p>4.47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OSAA2 Incinerator</text:p>
          </table:table-cell>
          <table:table-cell office:value-type="string">
            <text:p>Space</text:p>
          </table:table-cell>
          <table:table-cell office:value-type="float" office:value="500">
            <text:p>500</text:p>
          </table:table-cell>
          <table:table-cell office:value-type="float" office:value="6.12">
            <text:p>6.1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Scan-O-Matic</text:p>
          </table:table-cell>
          <table:table-cell office:value-type="string">
            <text:p>Space</text:p>
          </table:table-cell>
          <table:table-cell office:value-type="float" office:value="100">
            <text:p>100</text:p>
          </table:table-cell>
          <table:table-cell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table:number-columns-repeated="2"/>
          <table:table-cell office:value-type="string">
            <text:p>Super Space Fighter</text:p>
          </table:table-cell>
          <table:table-cell office:value-type="string">
            <text:p>Space</text:p>
          </table:table-cell>
          <table:table-cell office:value-type="float" office:value="90">
            <text:p>90</text:p>
          </table:table-cell>
          <table:table-cell office:value-type="float" office:value="0.62">
            <text:p>0.6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Thirus All-Purpose Saucer</text:p>
          </table:table-cell>
          <table:table-cell office:value-type="string">
            <text:p>Space</text:p>
          </table:table-cell>
          <table:table-cell office:value-type="float" office:value="450">
            <text:p>450</text:p>
          </table:table-cell>
          <table:table-cell office:value-type="float" office:value="3.16">
            <text:p>3.16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table:number-columns-repeated="2"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TK Bike</text:p>
          </table:table-cell>
          <table:table-cell office:value-type="string">
            <text:p>Space</text:p>
          </table:table-cell>
          <table:table-cell office:value-type="float" office:value="500">
            <text:p>500</text:p>
          </table:table-cell>
          <table:table-cell office:value-type="float" office:value="3.74">
            <text:p>3.74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TK Bike v2</text:p>
          </table:table-cell>
          <table:table-cell office:value-type="string">
            <text:p>Space</text:p>
          </table:table-cell>
          <table:table-cell office:value-type="float" office:value="200">
            <text:p>200</text:p>
          </table:table-cell>
          <table:table-cell office:value-type="float" office:value="5.29">
            <text:p>5.29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TK PsiHauler</text:p>
          </table:table-cell>
          <table:table-cell office:value-type="string">
            <text:p>Space</text:p>
          </table:table-cell>
          <table:table-cell office:value-type="float" office:value="400">
            <text:p>400</text:p>
          </table:table-cell>
          <table:table-cell office:value-type="float" office:value="1.29">
            <text:p>1.29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0">
            <text:p>350</text:p>
          </table:table-cell>
          <table:table-cell office:value-type="float" office:value="120">
            <text:p>120</text:p>
          </table:table-cell>
          <table:table-cell office:value-type="float" office:value="175">
            <text:p>17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X-5 Raider</text:p>
          </table:table-cell>
          <table:table-cell office:value-type="string">
            <text:p>Space</text:p>
          </table:table-cell>
          <table:table-cell office:value-type="float" office:value="90">
            <text:p>90</text:p>
          </table:table-cell>
          <table:table-cell office:value-type="float" office:value="0.56">
            <text:p>0.56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X-6 Instigator</text:p>
          </table:table-cell>
          <table:table-cell office:value-type="string">
            <text:p>Space</text:p>
          </table:table-cell>
          <table:table-cell office:value-type="float" office:value="90">
            <text:p>90</text:p>
          </table:table-cell>
          <table:table-cell office:value-type="float" office:value="0.68">
            <text:p>0.68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X-7 Corvette</text:p>
          </table:table-cell>
          <table:table-cell office:value-type="string">
            <text:p>Space</text:p>
          </table:table-cell>
          <table:table-cell office:value-type="float" office:value="90">
            <text:p>90</text:p>
          </table:table-cell>
          <table:table-cell office:value-type="float" office:value="0.85">
            <text:p>0.8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X-8 Assault Shuttle</text:p>
          </table:table-cell>
          <table:table-cell office:value-type="string">
            <text:p>Space</text:p>
          </table:table-cell>
          <table:table-cell office:value-type="float" office:value="90">
            <text:p>90</text:p>
          </table:table-cell>
          <table:table-cell office:value-type="float" office:value="0.71">
            <text:p>0.71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Xiron Cruiser</text:p>
          </table:table-cell>
          <table:table-cell office:value-type="string">
            <text:p>Space</text:p>
          </table:table-cell>
          <table:table-cell office:value-type="float" office:value="600">
            <text:p>600</text:p>
          </table:table-cell>
          <table:table-cell office:value-type="float" office:value="10.95">
            <text:p>10.95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200">
            <text:p>200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Xiron Cruiser v2</text:p>
          </table:table-cell>
          <table:table-cell office:value-type="string">
            <text:p>Space</text:p>
          </table:table-cell>
          <table:table-cell office:value-type="float" office:value="400">
            <text:p>400</text:p>
          </table:table-cell>
          <table:table-cell office:value-type="float" office:value="21.6">
            <text:p>21.6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</table:table-row>
        <table:table-row table:style-name="ro1" table:number-rows-repeated="15">
          <table:table-cell table:number-columns-repeated="5"/>
          <table:table-cell table:style-name="Default"/>
          <table:table-cell table:number-columns-repeated="10"/>
        </table:table-row>
        <table:table-row table:style-name="ro1" table:number-rows-repeated="1048502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lanets" table:style-name="ta1" table:print="false">
        <table:table-column table:style-name="co2" table:number-columns-repeated="3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row table:style-name="ro1">
          <table:table-cell/>
          <table:table-cell office:value-type="string">
            <text:p>PlanetId</text:p>
          </table:table-cell>
          <table:table-cell office:value-type="string">
            <text:p>Name</text:p>
          </table:table-cell>
          <table:table-cell office:value-type="string">
            <text:p>PlayerId</text:p>
          </table:table-cell>
          <table:table-cell office:value-type="string">
            <text:p>PopulationGrowth</text:p>
          </table:table-cell>
          <table:table-cell office:value-type="string">
            <text:p>ResourceGrowth</text:p>
          </table:table-cell>
        </table:table-row>
        <table:table-row table:style-name="ro1">
          <table:table-cell office:value-type="string">
            <text:p>Planets</text:p>
          </table:table-cell>
          <table:table-cell table:number-columns-repeated="5"/>
        </table:table-row>
      </table:table>
      <table:table table:name="Games" table:style-name="ta1" table:print="false">
        <table:table-column table:style-name="co2" table:number-columns-repeated="3" table:default-cell-style-name="Default"/>
        <table:table-row table:style-name="ro1">
          <table:table-cell/>
          <table:table-cell office:value-type="string">
            <text:p>GameId</text:p>
          </table:table-cell>
          <table:table-cell office:value-type="string">
            <text:p>PlayerId</text:p>
          </table:table-cell>
        </table:table-row>
        <table:table-row table:style-name="ro1">
          <table:table-cell office:value-type="string">
            <text:p>Games</text:p>
          </table:table-cell>
          <table:table-cell/>
          <table:table-cell office:value-type="float" office:value="0">
            <text:p>0</text:p>
          </table:table-cell>
        </table:table-row>
      </table:table>
      <table:table table:name="Factories" table:style-name="ta1" table:print="false">
        <table:table-column table:style-name="co2" table:number-columns-repeated="6" table:default-cell-style-name="Default"/>
        <table:table-row table:style-name="ro1">
          <table:table-cell/>
          <table:table-cell office:value-type="string">
            <text:p>FactoryId</text:p>
          </table:table-cell>
          <table:table-cell office:value-type="string">
            <text:p>PlayerId</text:p>
          </table:table-cell>
          <table:table-cell office:value-type="string">
            <text:p>GameId</text:p>
          </table:table-cell>
          <table:table-cell office:value-type="string">
            <text:p>PlanetId</text:p>
          </table:table-cell>
          <table:table-cell office:value-type="string">
            <text:p>UnitId</text:p>
          </table:table-cell>
        </table:table-row>
        <table:table-row table:style-name="ro1">
          <table:table-cell office:value-type="string">
            <text:p>Factories</text:p>
          </table:table-cell>
          <table:table-cell table:number-columns-repeated="5"/>
        </table:table-row>
      </table:table>
      <table:table table:name="Fleets" table:style-name="ta1" table:print="false">
        <table:table-column table:style-name="co2" table:default-cell-style-name="Default"/>
        <table:table-column table:style-name="co28" table:number-columns-repeated="2" table:default-cell-style-name="Default"/>
        <table:table-column table:style-name="co2" table:number-columns-repeated="3" table:default-cell-style-name="Default"/>
        <table:table-column table:style-name="co29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>
            <text:p>FleetId</text:p>
          </table:table-cell>
          <table:table-cell office:value-type="string">
            <text:p>Name</text:p>
          </table:table-cell>
          <table:table-cell office:value-type="string">
            <text:p>PlayerId</text:p>
          </table:table-cell>
          <table:table-cell office:value-type="string">
            <text:p>GameId</text:p>
          </table:table-cell>
          <table:table-cell office:value-type="string">
            <text:p>PlanetId</text:p>
          </table:table-cell>
          <table:table-cell office:value-type="string">
            <text:p>Unit</text:p>
          </table:table-cell>
          <table:table-cell office:value-type="string">
            <text:p>Quantity</text:p>
          </table:table-cell>
          <table:table-cell office:value-type="string">
            <text:p>FlightStatus</text:p>
          </table:table-cell>
        </table:table-row>
        <table:table-row table:style-name="ro1">
          <table:table-cell office:value-type="string">
            <text:p>Fleets</text:p>
          </table:table-cell>
          <table:table-cell table:number-columns-repeated="8"/>
        </table:table-row>
      </table:table>
      <table:table table:name="Factions" table:style-name="ta1" table:print="false">
        <office:forms form:automatic-focus="false" form:apply-design-mode="false"/>
        <table:table-column table:style-name="co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2" table:default-cell-style-name="Default"/>
        <table:table-row table:style-name="ro1">
          <table:table-cell office:value-type="string">
            <text:p>Races</text:p>
          </table:table-cell>
          <table:table-cell office:value-type="string">
            <text:p>RaceId</text:p>
          </table:table-cell>
          <table:table-cell office:value-type="string">
            <text:p>Name</text:p>
          </table:table-cell>
          <table:table-cell office:value-type="string">
            <text:p>PopulationGrowth</text:p>
          </table:table-cell>
          <table:table-cell office:value-type="string">
            <text:p>ResourceGrowth</text:p>
          </table:table-cell>
        </table:table-row>
        <table:table-row table:style-name="ro1">
          <table:table-cell table:number-columns-repeated="2"/>
          <table:table-cell office:value-type="string">
            <text:p>Terran</text:p>
          </table:table-cell>
          <table:table-cell office:value-type="float" office:value="35">
            <text:p>35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table:number-columns-repeated="2"/>
          <table:table-cell office:value-type="string">
            <text:p>Synergy</text:p>
          </table:table-cell>
          <table:table-cell office:value-type="float" office:value="25">
            <text:p>25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table:number-columns-repeated="2"/>
          <table:table-cell office:value-type="string">
            <text:p>Eve</text:p>
          </table:table-cell>
          <table:table-cell office:value-type="float" office:value="45">
            <text:p>45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table:number-columns-repeated="2"/>
          <table:table-cell office:value-type="string">
            <text:p>Stones</text:p>
          </table:table-cell>
          <table:table-cell office:value-type="float" office:value="40">
            <text:p>40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table:number-columns-repeated="2"/>
          <table:table-cell office:value-type="string">
            <text:p>Torn</text:p>
          </table:table-cell>
          <table:table-cell office:value-type="float" office:value="30">
            <text:p>30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table:number-columns-repeated="2"/>
          <table:table-cell office:value-type="string">
            <text:p>Gat</text:p>
          </table:table-cell>
          <table:table-cell office:value-type="float" office:value="40">
            <text:p>4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table:number-columns-repeated="2"/>
          <table:table-cell office:value-type="string">
            <text:p>Pirates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table:number-columns-repeated="2"/>
          <table:table-cell office:value-type="string">
            <text:p>Crawler</text:p>
          </table:table-cell>
          <table:table-cell office:value-type="float" office:value="50">
            <text:p>5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table:number-columns-repeated="2"/>
          <table:table-cell office:value-type="string">
            <text:p>Ad Infinitum</text:p>
          </table:table-cell>
          <table:table-cell office:value-type="float" office:value="60">
            <text:p>60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table:number-columns-repeated="2"/>
          <table:table-cell office:value-type="string">
            <text:p>Rabid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table:number-columns-repeated="2"/>
          <table:table-cell office:value-type="string">
            <text:p>Nurgle</text:p>
          </table:table-cell>
          <table:table-cell office:value-type="float" office:value="-10">
            <text:p>-10</text:p>
          </table:table-cell>
          <table:table-cell office:value-type="float" office:value="200">
            <text:p>200</text:p>
          </table:table-cell>
        </table:table-row>
      </table:table>
      <table:table table:name="StarterFleets" table:style-name="ta1" table:print="false">
        <office:forms form:automatic-focus="false" form:apply-design-mode="false"/>
        <table:table-column table:style-name="co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StarterFleetId</text:p>
          </table:table-cell>
          <table:table-cell office:value-type="string">
            <text:p>RaceId</text:p>
          </table:table-cell>
          <table:table-cell office:value-type="string">
            <text:p>Unit</text:p>
          </table:table-cell>
          <table:table-cell office:value-type="string">
            <text:p>Quantity</text:p>
          </table:table-cell>
        </table:table-row>
        <table:table-row table:style-name="ro1">
          <table:table-cell office:value-type="string">
            <text:p>Fleets</text:p>
          </table:table-cell>
          <table:table-cell/>
          <table:table-cell office:value-type="string">
            <text:p>Arachnons</text:p>
          </table:table-cell>
          <table:table-cell office:value-type="string">
            <text:p>Population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table:number-columns-repeated="2"/>
          <table:table-cell office:value-type="string">
            <text:p>Arachnons</text:p>
          </table:table-cell>
          <table:table-cell office:value-type="string">
            <text:p>Ultranium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number-columns-repeated="2"/>
          <table:table-cell office:value-type="string">
            <text:p>Arachnons</text:p>
          </table:table-cell>
          <table:table-cell office:value-type="string">
            <text:p>ATO-3 Crawler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Arachnons</text:p>
          </table:table-cell>
          <table:table-cell office:value-type="string">
            <text:p>All-Terrain Rover</text:p>
          </table:table-cell>
          <table:table-cell office:value-type="float" office:value="35">
            <text:p>35</text:p>
          </table:table-cell>
        </table:table-row>
        <table:table-row table:style-name="ro1">
          <table:table-cell table:number-columns-repeated="2"/>
          <table:table-cell office:value-type="string">
            <text:p>Arachnons</text:p>
          </table:table-cell>
          <table:table-cell office:value-type="string">
            <text:p>C.R. Org 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rachnons</text:p>
          </table:table-cell>
          <table:table-cell office:value-type="string">
            <text:p>EDM Sensor-2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rachnons</text:p>
          </table:table-cell>
          <table:table-cell office:value-type="string">
            <text:p>OSAA2 Incinderator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2"/>
          <table:table-cell office:value-type="string">
            <text:p>Arachnons</text:p>
          </table:table-cell>
          <table:table-cell office:value-type="string">
            <text:p>TK Helmet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Cosmic Needle Men</text:p>
          </table:table-cell>
          <table:table-cell office:value-type="string">
            <text:p>Population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number-columns-repeated="2"/>
          <table:table-cell office:value-type="string">
            <text:p>Cosmic Needle Men</text:p>
          </table:table-cell>
          <table:table-cell office:value-type="string">
            <text:p>Ultranium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table:number-columns-repeated="2"/>
          <table:table-cell office:value-type="string">
            <text:p>Cosmic Needle Men</text:p>
          </table:table-cell>
          <table:table-cell office:value-type="string">
            <text:p>Hurax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"/>
          <table:table-cell office:value-type="string">
            <text:p>Ectonians</text:p>
          </table:table-cell>
          <table:table-cell office:value-type="string">
            <text:p>Population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number-columns-repeated="2"/>
          <table:table-cell office:value-type="string">
            <text:p>Ectonians</text:p>
          </table:table-cell>
          <table:table-cell office:value-type="string">
            <text:p>Ultranium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number-columns-repeated="2"/>
          <table:table-cell office:value-type="string">
            <text:p>Ectonians</text:p>
          </table:table-cell>
          <table:table-cell office:value-type="string">
            <text:p>Cargo Booster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/>
          <table:table-cell office:value-type="string">
            <text:p>Ectonians</text:p>
          </table:table-cell>
          <table:table-cell office:value-type="string">
            <text:p>EDM Sensor-20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Ectonians</text:p>
          </table:table-cell>
          <table:table-cell office:value-type="string">
            <text:p>G-21 Arc Cannon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ctonians</text:p>
          </table:table-cell>
          <table:table-cell office:value-type="string">
            <text:p>MegaBot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Ectonians</text:p>
          </table:table-cell>
          <table:table-cell office:value-type="string">
            <text:p>Super Space Fighter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string">
            <text:p>Ectonians</text:p>
          </table:table-cell>
          <table:table-cell office:value-type="string">
            <text:p>Type 9 HyperBooste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Ectonians</text:p>
          </table:table-cell>
          <table:table-cell office:value-type="string">
            <text:p>X-5 Raider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string">
            <text:p>Ectonians</text:p>
          </table:table-cell>
          <table:table-cell office:value-type="string">
            <text:p>X-7 Corvett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string">
            <text:p>Entradishar</text:p>
          </table:table-cell>
          <table:table-cell office:value-type="string">
            <text:p>Population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table:number-columns-repeated="2"/>
          <table:table-cell office:value-type="string">
            <text:p>Entradishar</text:p>
          </table:table-cell>
          <table:table-cell office:value-type="string">
            <text:p>Ultranium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table:number-columns-repeated="2"/>
          <table:table-cell office:value-type="string">
            <text:p>Entradishar</text:p>
          </table:table-cell>
          <table:table-cell office:value-type="string">
            <text:p>A-7 Mauler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2"/>
          <table:table-cell office:value-type="string">
            <text:p>Entradishar</text:p>
          </table:table-cell>
          <table:table-cell office:value-type="string">
            <text:p>ATO-3 Crawler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Entradishar</text:p>
          </table:table-cell>
          <table:table-cell office:value-type="string">
            <text:p>Cargo Booster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Entradishar</text:p>
          </table:table-cell>
          <table:table-cell office:value-type="string">
            <text:p>Giganto Planet Attacke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Entradishar</text:p>
          </table:table-cell>
          <table:table-cell office:value-type="string">
            <text:p>Scan-O-Matic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Entradishar</text:p>
          </table:table-cell>
          <table:table-cell office:value-type="string">
            <text:p>Sentinel of Garsasso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2"/>
          <table:table-cell office:value-type="string">
            <text:p>Entradishar</text:p>
          </table:table-cell>
          <table:table-cell office:value-type="string">
            <text:p>Super Space Fighter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2"/>
          <table:table-cell office:value-type="string">
            <text:p>Guir</text:p>
          </table:table-cell>
          <table:table-cell office:value-type="string">
            <text:p>Population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number-columns-repeated="2"/>
          <table:table-cell office:value-type="string">
            <text:p>Guir</text:p>
          </table:table-cell>
          <table:table-cell office:value-type="string">
            <text:p>Ultranium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number-columns-repeated="2"/>
          <table:table-cell office:value-type="string">
            <text:p>Guir</text:p>
          </table:table-cell>
          <table:table-cell office:value-type="string">
            <text:p>TK Assault Pside Ca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Guir</text:p>
          </table:table-cell>
          <table:table-cell office:value-type="string">
            <text:p>TK Bike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Guir</text:p>
          </table:table-cell>
          <table:table-cell office:value-type="string">
            <text:p>TK PsiHauler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string">
            <text:p>Guir</text:p>
          </table:table-cell>
          <table:table-cell office:value-type="string">
            <text:p>TK Scan4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Guir</text:p>
          </table:table-cell>
          <table:table-cell office:value-type="string">
            <text:p>TK Tank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string">
            <text:p>Guir</text:p>
          </table:table-cell>
          <table:table-cell office:value-type="string">
            <text:p>X-5 Raider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string">
            <text:p>Mah-Tog</text:p>
          </table:table-cell>
          <table:table-cell office:value-type="string">
            <text:p>Population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table:number-columns-repeated="2"/>
          <table:table-cell office:value-type="string">
            <text:p>Mah-Tog</text:p>
          </table:table-cell>
          <table:table-cell office:value-type="string">
            <text:p>Ultranium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table:number-columns-repeated="2"/>
          <table:table-cell office:value-type="string">
            <text:p>Mah-Tog</text:p>
          </table:table-cell>
          <table:table-cell office:value-type="string">
            <text:p>EDM Sensor-2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Mah-Tog</text:p>
          </table:table-cell>
          <table:table-cell office:value-type="string">
            <text:p>HEW Upgrade Kit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Mah-Tog</text:p>
          </table:table-cell>
          <table:table-cell office:value-type="string">
            <text:p>HEW-9 Eliminator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"/>
          <table:table-cell office:value-type="string">
            <text:p>Nozama</text:p>
          </table:table-cell>
          <table:table-cell office:value-type="string">
            <text:p>Population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number-columns-repeated="2"/>
          <table:table-cell office:value-type="string">
            <text:p>Nozama</text:p>
          </table:table-cell>
          <table:table-cell office:value-type="string">
            <text:p>Ultranium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number-columns-repeated="2"/>
          <table:table-cell office:value-type="string">
            <text:p>Nozama</text:p>
          </table:table-cell>
          <table:table-cell office:value-type="string">
            <text:p>Cargo Booster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Nozama</text:p>
          </table:table-cell>
          <table:table-cell office:value-type="string">
            <text:p>Nozama Fighter</text:p>
          </table:table-cell>
          <table:table-cell office:value-type="float" office:value="95">
            <text:p>95</text:p>
          </table:table-cell>
        </table:table-row>
        <table:table-row table:style-name="ro1">
          <table:table-cell table:number-columns-repeated="2"/>
          <table:table-cell office:value-type="string">
            <text:p>Nozama</text:p>
          </table:table-cell>
          <table:table-cell office:value-type="string">
            <text:p>Nozama Queen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Orn</text:p>
          </table:table-cell>
          <table:table-cell office:value-type="string">
            <text:p>Population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number-columns-repeated="2"/>
          <table:table-cell office:value-type="string">
            <text:p>Orn</text:p>
          </table:table-cell>
          <table:table-cell office:value-type="string">
            <text:p>Ultranium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number-columns-repeated="2"/>
          <table:table-cell office:value-type="string">
            <text:p>Orn</text:p>
          </table:table-cell>
          <table:table-cell office:value-type="string">
            <text:p>Boron Recon Buggy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string">
            <text:p>Orn</text:p>
          </table:table-cell>
          <table:table-cell office:value-type="string">
            <text:p>Cargo Booster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string">
            <text:p>Orn</text:p>
          </table:table-cell>
          <table:table-cell office:value-type="string">
            <text:p>Orn Moon Gun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Orn</text:p>
          </table:table-cell>
          <table:table-cell office:value-type="string">
            <text:p>Thirus All-Purpose Saucer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Orn</text:p>
          </table:table-cell>
          <table:table-cell office:value-type="string">
            <text:p>Warmek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string">
            <text:p>Swamp Beasts</text:p>
          </table:table-cell>
          <table:table-cell office:value-type="string">
            <text:p>Population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number-columns-repeated="2"/>
          <table:table-cell office:value-type="string">
            <text:p>Swamp Beasts</text:p>
          </table:table-cell>
          <table:table-cell office:value-type="string">
            <text:p>Ultranium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table:number-columns-repeated="2"/>
          <table:table-cell office:value-type="string">
            <text:p>Swamp Beasts</text:p>
          </table:table-cell>
          <table:table-cell office:value-type="string">
            <text:p>A-7 Mauler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"/>
          <table:table-cell office:value-type="string">
            <text:p>Swamp Beasts</text:p>
          </table:table-cell>
          <table:table-cell office:value-type="string">
            <text:p>ATO-3 Crawler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2"/>
          <table:table-cell office:value-type="string">
            <text:p>Swamp Beasts</text:p>
          </table:table-cell>
          <table:table-cell office:value-type="string">
            <text:p>All-Terrain Rover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"/>
          <table:table-cell office:value-type="string">
            <text:p>Swamp Beasts</text:p>
          </table:table-cell>
          <table:table-cell office:value-type="string">
            <text:p>HEW Upgrade Kit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Swamp Beasts</text:p>
          </table:table-cell>
          <table:table-cell office:value-type="string">
            <text:p>HEW-9 Eliminator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2"/>
          <table:table-cell office:value-type="string">
            <text:p>Swamp Beasts</text:p>
          </table:table-cell>
          <table:table-cell office:value-type="string">
            <text:p>R-Class Wrecker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Swamp Beasts</text:p>
          </table:table-cell>
          <table:table-cell office:value-type="string">
            <text:p>Scan-O-Matic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Swamp Beasts</text:p>
          </table:table-cell>
          <table:table-cell office:value-type="string">
            <text:p>Sentinel of Garsasso</text:p>
          </table:table-cell>
          <table:table-cell office:value-type="float" office:value="36">
            <text:p>36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Population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Ultranium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A-7 Mauler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ATO-2 Scout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ATO-3 Crawler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All-Terrain Rover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Boron Recon Buggy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C.R. Org 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HEW-9 Eliminator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Sentinel of Garsasso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Super Space Fighter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TK Helmet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TK Tank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X-5 Raider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X-6 Instigator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X-7 Corvette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VaT'ak</text:p>
          </table:table-cell>
          <table:table-cell office:value-type="string">
            <text:p>Population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table:number-columns-repeated="2"/>
          <table:table-cell office:value-type="string">
            <text:p>VaT'ak</text:p>
          </table:table-cell>
          <table:table-cell office:value-type="string">
            <text:p>Ultranium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number-columns-repeated="2"/>
          <table:table-cell office:value-type="string">
            <text:p>VaT'ak</text:p>
          </table:table-cell>
          <table:table-cell office:value-type="string">
            <text:p>All-Terrain Rover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2"/>
          <table:table-cell office:value-type="string">
            <text:p>VaT'ak</text:p>
          </table:table-cell>
          <table:table-cell office:value-type="string">
            <text:p>E-Class Suicide Fighter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VaT'ak</text:p>
          </table:table-cell>
          <table:table-cell office:value-type="string">
            <text:p>EDM Sensor-2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VaT'ak</text:p>
          </table:table-cell>
          <table:table-cell office:value-type="string">
            <text:p>N-Class Battleshi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VaT'ak</text:p>
          </table:table-cell>
          <table:table-cell office:value-type="string">
            <text:p>Type12 Warhead Po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VaT'ak</text:p>
          </table:table-cell>
          <table:table-cell office:value-type="string">
            <text:p>X-7 Corvett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string">
            <text:p>VaT'ak</text:p>
          </table:table-cell>
          <table:table-cell office:value-type="string">
            <text:p>X-8 Assault Shuttl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string">
            <text:p>Xiron</text:p>
          </table:table-cell>
          <table:table-cell office:value-type="string">
            <text:p>Population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number-columns-repeated="2"/>
          <table:table-cell office:value-type="string">
            <text:p>Xiron</text:p>
          </table:table-cell>
          <table:table-cell office:value-type="string">
            <text:p>Ultranium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number-columns-repeated="2"/>
          <table:table-cell office:value-type="string">
            <text:p>Xiron</text:p>
          </table:table-cell>
          <table:table-cell office:value-type="string">
            <text:p>Boron Recon Buggy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/>
          <table:table-cell office:value-type="string">
            <text:p>Xiron</text:p>
          </table:table-cell>
          <table:table-cell office:value-type="string">
            <text:p>EDM Sensor-2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Xiron</text:p>
          </table:table-cell>
          <table:table-cell office:value-type="string">
            <text:p>HEW-9 Eliminator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string">
            <text:p>Xiron</text:p>
          </table:table-cell>
          <table:table-cell office:value-type="string">
            <text:p>Sentinel of Garsasso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2"/>
          <table:table-cell office:value-type="string">
            <text:p>Xiron</text:p>
          </table:table-cell>
          <table:table-cell office:value-type="string">
            <text:p>Warmek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2"/>
          <table:table-cell office:value-type="string">
            <text:p>Xiron</text:p>
          </table:table-cell>
          <table:table-cell office:value-type="string">
            <text:p>X-6 Instigator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2"/>
          <table:table-cell office:value-type="string">
            <text:p>Xiron</text:p>
          </table:table-cell>
          <table:table-cell office:value-type="string">
            <text:p>Xiron Force Coil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Xiron</text:p>
          </table:table-cell>
          <table:table-cell office:value-type="string">
            <text:p>Xiron Medium Cruiser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Zenrin</text:p>
          </table:table-cell>
          <table:table-cell office:value-type="string">
            <text:p>Population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table:number-columns-repeated="2"/>
          <table:table-cell office:value-type="string">
            <text:p>Zenrin</text:p>
          </table:table-cell>
          <table:table-cell office:value-type="string">
            <text:p>Ultranium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table:number-columns-repeated="2"/>
          <table:table-cell office:value-type="string">
            <text:p>Zenrin</text:p>
          </table:table-cell>
          <table:table-cell office:value-type="string">
            <text:p>Cargo Booster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Zenrin</text:p>
          </table:table-cell>
          <table:table-cell office:value-type="string">
            <text:p>DinChoFu Stealth Arts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Zenrin</text:p>
          </table:table-cell>
          <table:table-cell office:value-type="string">
            <text:p>Scan-O-Matic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string">
            <text:p>Zenrin</text:p>
          </table:table-cell>
          <table:table-cell office:value-type="string">
            <text:p>X-8 Assault Shuttle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Zenrin</text:p>
          </table:table-cell>
          <table:table-cell office:value-type="string">
            <text:p>Zenrin War Monk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table:number-columns-repeated="2"/>
          <table:table-cell office:value-type="string">
            <text:p>Zenrin</text:p>
          </table:table-cell>
          <table:table-cell office:value-type="string">
            <text:p>ZinCho Mystic Breath</text:p>
          </table:table-cell>
          <table:table-cell office:value-type="float" office:value="20">
            <text:p>20</text:p>
          </table:table-cell>
        </table:table-row>
      </table:table>
      <table:table table:name="Discounts" table:style-name="ta1" table:print="false">
        <office:forms form:automatic-focus="false" form:apply-design-mode="false"/>
        <table:table-column table:style-name="co2" table:number-columns-repeated="3" table:default-cell-style-name="Default"/>
        <table:table-column table:style-name="co36" table:default-cell-style-name="Default"/>
        <table:table-column table:style-name="co2" table:number-columns-repeated="2" table:default-cell-style-name="Default"/>
        <table:table-column table:style-name="co37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row table:style-name="ro1">
          <table:table-cell/>
          <table:table-cell office:value-type="string">
            <text:p>DiscountId</text:p>
          </table:table-cell>
          <table:table-cell office:value-type="string">
            <text:p>RaceId</text:p>
          </table:table-cell>
          <table:table-cell office:value-type="string">
            <text:p>UnitId</text:p>
          </table:table-cell>
          <table:table-cell office:value-type="string">
            <text:p>FixedPrice</text:p>
          </table:table-cell>
          <table:table-cell office:value-type="string">
            <text:p>Discount</text:p>
          </table:table-cell>
          <table:table-cell office:value-type="string">
            <text:p>FixedLicensePrice</text:p>
          </table:table-cell>
          <table:table-cell office:value-type="string">
            <text:p>LicenseDiscount</text:p>
          </table:table-cell>
          <table:table-cell office:value-type="string">
            <text:p>FixedComplexity</text:p>
          </table:table-cell>
          <table:table-cell office:value-type="string">
            <text:p>ComplexityDiscount</text:p>
          </table:table-cell>
        </table:table-row>
        <table:table-row table:style-name="ro1">
          <table:table-cell office:value-type="string">
            <text:p>Discount</text:p>
          </table:table-cell>
          <table:table-cell/>
          <table:table-cell office:value-type="string">
            <text:p>Ectonian</text:p>
          </table:table-cell>
          <table:table-cell office:value-type="string">
            <text:p>Super Space Fighter</text:p>
          </table:table-cell>
          <table:table-cell office:value-type="string">
            <text:p>Base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ctonian</text:p>
          </table:table-cell>
          <table:table-cell office:value-type="string">
            <text:p>Megabot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ctonian</text:p>
          </table:table-cell>
          <table:table-cell office:value-type="string">
            <text:p>Megabot v2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ctonian</text:p>
          </table:table-cell>
          <table:table-cell office:value-type="string">
            <text:p>Megabot v3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ctonian</text:p>
          </table:table-cell>
          <table:table-cell office:value-type="string">
            <text:p>Megabot v4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ctonian</text:p>
          </table:table-cell>
          <table:table-cell office:value-type="string">
            <text:p>Type 9 HyperBooster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ctonian</text:p>
          </table:table-cell>
          <table:table-cell office:value-type="string">
            <text:p>G-21 Arc Cannon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ctonian</text:p>
          </table:table-cell>
          <table:table-cell office:value-type="string">
            <text:p>Hyper-Annihilator Array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ntradishar</text:p>
          </table:table-cell>
          <table:table-cell office:value-type="string">
            <text:p>Giganto Planet Attacker</text:p>
          </table:table-cell>
          <table:table-cell/>
          <table:table-cell office:value-type="float" office:value="0">
            <text:p>0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Guir</text:p>
          </table:table-cell>
          <table:table-cell office:value-type="string">
            <text:p>TK PsiHauler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Nozama</text:p>
          </table:table-cell>
          <table:table-cell office:value-type="string">
            <text:p>Nozama Queen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Orn</text:p>
          </table:table-cell>
          <table:table-cell office:value-type="string">
            <text:p>Orn Moon Gun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table:number-columns-repeated="2"/>
          <table:table-cell office:value-type="string">
            <text:p>VaT'ak</text:p>
          </table:table-cell>
          <table:table-cell office:value-type="string">
            <text:p>N-Class Battleship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Xiron</text:p>
          </table:table-cell>
          <table:table-cell office:value-type="string">
            <text:p>Xiron Force Coil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</table:table>
      <table:table table:name="Bonuses" table:style-name="ta1" table:print="false">
        <office:forms form:automatic-focus="false" form:apply-design-mode="false"/>
        <table:table-column table:style-name="co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" table:number-columns-repeated="3" table:default-cell-style-name="Default"/>
        <table:table-column table:style-name="co44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>
            <text:p>RaceId</text:p>
          </table:table-cell>
          <table:table-cell office:value-type="string">
            <text:p>UnitId</text:p>
          </table:table-cell>
          <table:table-cell office:value-type="string">
            <text:p>PopulationGrowth</text:p>
          </table:table-cell>
          <table:table-cell office:value-type="string">
            <text:p>ResourceGrowth</text:p>
          </table:table-cell>
          <table:table-cell office:value-type="string">
            <text:p>Max Order</text:p>
          </table:table-cell>
          <table:table-cell office:value-type="string">
            <text:p>Offense</text:p>
          </table:table-cell>
          <table:table-cell office:value-type="string">
            <text:p>Defense</text:p>
          </table:table-cell>
          <table:table-cell office:value-type="string">
            <text:p>Population Damage</text:p>
          </table:table-cell>
          <table:table-cell office:value-type="string">
            <text:p>Attacks</text:p>
          </table:table-cell>
          <table:table-cell office:value-type="string">
            <text:p>Carry</text:p>
          </table:table-cell>
          <table:table-cell office:value-type="string">
            <text:p>Speed</text:p>
          </table:table-cell>
          <table:table-cell office:value-type="string">
            <text:p>Scan</text:p>
          </table:table-cell>
        </table:table-row>
        <table:table-row table:style-name="ro1">
          <table:table-cell office:value-type="string">
            <text:p>Discount</text:p>
          </table:table-cell>
          <table:table-cell office:value-type="string">
            <text:p>Mah-Tog</text:p>
          </table:table-cell>
          <table:table-cell/>
          <table:table-cell table:number-columns-repeated="2" office:value-type="float" office:value="10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Orn</text:p>
          </table:table-cell>
          <table:table-cell office:value-type="string">
            <text:p>Thirus All-Purpose Saucer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wamp Beasts</text:p>
          </table:table-cell>
          <table:table-cell/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Zenrin</text:p>
          </table:table-cell>
          <table:table-cell office:value-type="string">
            <text:p>Art of Silence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7"/>
        </table:table-row>
      </table:table>
      <table:table table:name="Unit_Factions" table:style-name="ta1" table:print="false">
        <office:forms form:automatic-focus="false" form:apply-design-mode="false"/>
        <table:table-column table:style-name="co2" table:default-cell-style-name="Default"/>
        <table:table-column table:style-name="co13" table:default-cell-style-name="Default"/>
        <table:table-column table:style-name="co45" table:default-cell-style-name="Default"/>
        <table:table-column table:style-name="co15" table:number-columns-repeated="2" table:default-cell-style-name="Default"/>
        <table:table-column table:style-name="co46" table:default-cell-style-name="Default"/>
        <table:table-column table:style-name="co16" table:default-cell-style-name="Default"/>
        <table:table-column table:style-name="co17" table:default-cell-style-name="ce1"/>
        <table:table-column table:style-name="co47" table:default-cell-style-name="Default"/>
        <table:table-column table:style-name="co4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row table:style-name="ro1">
          <table:table-cell/>
          <table:table-cell office:value-type="string">
            <text:p>UnitId</text:p>
          </table:table-cell>
          <table:table-cell office:value-type="string">
            <text:p>Name</text:p>
          </table:table-cell>
          <table:table-cell office:value-type="string">
            <text:p>Faction</text:p>
          </table:table-cell>
          <table:table-cell office:value-type="string">
            <text:p>FlightMode</text:p>
          </table:table-cell>
          <table:table-cell office:value-type="string">
            <text:p>Type</text:p>
          </table:table-cell>
          <table:table-cell office:value-type="string">
            <text:p>Factory</text:p>
          </table:table-cell>
          <table:table-cell office:value-type="string">
            <text:p>FP</text:p>
          </table:table-cell>
          <table:table-cell office:value-type="string">
            <text:p>Max Order</text:p>
          </table:table-cell>
          <table:table-cell office:value-type="string">
            <text:p>Offense</text:p>
          </table:table-cell>
          <table:table-cell office:value-type="string">
            <text:p>Defense</text:p>
          </table:table-cell>
          <table:table-cell office:value-type="string">
            <text:p>Population Damage</text:p>
          </table:table-cell>
          <table:table-cell office:value-type="string">
            <text:p>Attacks</text:p>
          </table:table-cell>
          <table:table-cell office:value-type="string">
            <text:p>Personnel</text:p>
          </table:table-cell>
          <table:table-cell office:value-type="string">
            <text:p>Cargo</text:p>
          </table:table-cell>
          <table:table-cell office:value-type="string">
            <text:p>Speed</text:p>
          </table:table-cell>
          <table:table-cell office:value-type="string">
            <text:p>Base Cost</text:p>
          </table:table-cell>
          <table:table-cell office:value-type="string">
            <text:p>Complexity</text:p>
          </table:table-cell>
          <table:table-cell office:value-type="string">
            <text:p>Scan</text:p>
          </table:table-cell>
          <table:table-cell table:number-columns-repeated="4"/>
        </table:table-row>
        <table:table-row table:style-name="ro1">
          <table:table-cell office:value-type="string">
            <text:p>Units</text:p>
          </table:table-cell>
          <table:table-cell/>
          <table:table-cell office:value-type="string">
            <text:p>Workers</text:p>
          </table:table-cell>
          <table:table-cell/>
          <table:table-cell office:value-type="string">
            <text:p>Currency</text:p>
          </table:table-cell>
          <table:table-cell/>
          <table:table-cell office:value-type="float" office:value="0">
            <text:p>0</text:p>
          </table:table-cell>
          <table:table-cell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/A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Resource</text:p>
          </table:table-cell>
          <table:table-cell/>
          <table:table-cell office:value-type="string">
            <text:p>Currency</text:p>
          </table:table-cell>
          <table:table-cell/>
          <table:table-cell office:value-type="float" office:value="0">
            <text:p>0</text:p>
          </table:table-cell>
          <table:table-cell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/A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>
            <text:p>Terran Imperial Soldier</text:p>
          </table:table-cell>
          <table:table-cell office:value-type="string">
            <text:p>Terran</text:p>
          </table:table-cell>
          <table:table-cell office:value-type="string">
            <text:p>Land</text:p>
          </table:table-cell>
          <table:table-cell office:value-type="string">
            <text:p>Body</text:p>
          </table:table-cell>
          <table:table-cell office:value-type="float" office:value="150">
            <text:p>150</text:p>
          </table:table-cell>
          <table:table-cell office:value-type="float" office:value="1.12">
            <text:p>1.12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Tank</text:p>
          </table:table-cell>
          <table:table-cell office:value-type="string">
            <text:p>Terran</text:p>
          </table:table-cell>
          <table:table-cell office:value-type="string">
            <text:p>Land</text:p>
          </table:table-cell>
          <table:table-cell office:value-type="string">
            <text:p>Tank</text:p>
          </table:table-cell>
          <table:table-cell office:value-type="float" office:value="200">
            <text:p>200</text:p>
          </table:table-cell>
          <table:table-cell office:value-type="float" office:value="1.7">
            <text:p>1.70</text:p>
          </table:table-cell>
          <table:table-cell table:number-columns-repeated="2" office:value-type="float" office:value="50">
            <text:p>50</text:p>
          </table:table-cell>
          <table:table-cell office:value-type="float" office:value="48">
            <text:p>48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-30">
            <text:p>-3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Scanner</text:p>
          </table:table-cell>
          <table:table-cell office:value-type="string">
            <text:p>Terran</text:p>
          </table:table-cell>
          <table:table-cell office:value-type="string">
            <text:p>Orbit</text:p>
          </table:table-cell>
          <table:table-cell office:value-type="string">
            <text:p>Satellite</text:p>
          </table:table-cell>
          <table:table-cell office:value-type="float" office:value="100">
            <text:p>100</text:p>
          </table:table-cell>
          <table:table-cell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Defense Platform</text:p>
          </table:table-cell>
          <table:table-cell office:value-type="string">
            <text:p>Terran</text:p>
          </table:table-cell>
          <table:table-cell office:value-type="string">
            <text:p>Orbit</text:p>
          </table:table-cell>
          <table:table-cell office:value-type="string">
            <text:p>Station</text:p>
          </table:table-cell>
          <table:table-cell office:value-type="float" office:value="600">
            <text:p>600</text:p>
          </table:table-cell>
          <table:table-cell office:value-type="float" office:value="36.74">
            <text:p>36.74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/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Fighter</text:p>
          </table:table-cell>
          <table:table-cell office:value-type="string">
            <text:p>Terran</text:p>
          </table:table-cell>
          <table:table-cell office:value-type="string">
            <text:p>Space</text:p>
          </table:table-cell>
          <table:table-cell office:value-type="string">
            <text:p>Fighter</text:p>
          </table:table-cell>
          <table:table-cell office:value-type="float" office:value="90">
            <text:p>90</text:p>
          </table:table-cell>
          <table:table-cell office:value-type="float" office:value="0.62">
            <text:p>0.6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Shuttle</text:p>
          </table:table-cell>
          <table:table-cell office:value-type="string">
            <text:p>Terran</text:p>
          </table:table-cell>
          <table:table-cell office:value-type="string">
            <text:p>Space</text:p>
          </table:table-cell>
          <table:table-cell office:value-type="string">
            <text:p>Shuttle</text:p>
          </table:table-cell>
          <table:table-cell office:value-type="float" office:value="50">
            <text:p>50</text:p>
          </table:table-cell>
          <table:table-cell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Frigate</text:p>
          </table:table-cell>
          <table:table-cell office:value-type="string">
            <text:p>Terran</text:p>
          </table:table-cell>
          <table:table-cell office:value-type="string">
            <text:p>Space</text:p>
          </table:table-cell>
          <table:table-cell office:value-type="string">
            <text:p>Frigat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Terran Imperial Colony</text:p>
          </table:table-cell>
          <table:table-cell office:value-type="string">
            <text:p>Terran</text:p>
          </table:table-cell>
          <table:table-cell office:value-type="string">
            <text:p>Space</text:p>
          </table:table-cell>
          <table:table-cell office:value-type="string">
            <text:p>Colony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Terran Imperial Corvette</text:p>
          </table:table-cell>
          <table:table-cell office:value-type="string">
            <text:p>Terran</text:p>
          </table:table-cell>
          <table:table-cell office:value-type="string">
            <text:p>Space</text:p>
          </table:table-cell>
          <table:table-cell office:value-type="string">
            <text:p>Corvette</text:p>
          </table:table-cell>
          <table:table-cell office:value-type="float" office:value="1000">
            <text:p>1000</text:p>
          </table:table-cell>
          <table:table-cell office:value-type="float" office:value="13.23">
            <text:p>13.23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225">
            <text:p>225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Dreadnought</text:p>
          </table:table-cell>
          <table:table-cell office:value-type="string">
            <text:p>Terran</text:p>
          </table:table-cell>
          <table:table-cell office:value-type="string">
            <text:p>Space</text:p>
          </table:table-cell>
          <table:table-cell office:value-type="string">
            <text:p>Dreadnought</text:p>
          </table:table-cell>
          <table:table-cell office:value-type="float" office:value="400">
            <text:p>400</text:p>
          </table:table-cell>
          <table:table-cell office:value-type="float" office:value="18.97">
            <text:p>18.97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table:number-columns-repeated="2" office:value-type="float" office:value="20">
            <text:p>20</text:p>
          </table:table-cell>
          <table:table-cell/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Warhship</text:p>
          </table:table-cell>
          <table:table-cell office:value-type="string">
            <text:p>Terran</text:p>
          </table:table-cell>
          <table:table-cell office:value-type="string">
            <text:p>Space</text:p>
          </table:table-cell>
          <table:table-cell office:value-type="string">
            <text:p>Capital Ship</text:p>
          </table:table-cell>
          <table:table-cell table:number-columns-repeated="17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>
            <text:p>Synergy Warrior</text:p>
          </table:table-cell>
          <table:table-cell office:value-type="string">
            <text:p>Synergy</text:p>
          </table:table-cell>
          <table:table-cell office:value-type="string">
            <text:p>Land</text:p>
          </table:table-cell>
          <table:table-cell office:value-type="string">
            <text:p>Body</text:p>
          </table:table-cell>
          <table:table-cell office:value-type="float" office:value="150">
            <text:p>150</text:p>
          </table:table-cell>
          <table:table-cell office:value-type="float" office:value="1.12">
            <text:p>1.12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ergy Tank</text:p>
          </table:table-cell>
          <table:table-cell office:value-type="string">
            <text:p>Synergy</text:p>
          </table:table-cell>
          <table:table-cell office:value-type="string">
            <text:p>Land</text:p>
          </table:table-cell>
          <table:table-cell office:value-type="string">
            <text:p>Tank</text:p>
          </table:table-cell>
          <table:table-cell office:value-type="float" office:value="200">
            <text:p>200</text:p>
          </table:table-cell>
          <table:table-cell office:value-type="float" office:value="1.76">
            <text:p>1.76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ergy Orbital Platform</text:p>
          </table:table-cell>
          <table:table-cell office:value-type="string">
            <text:p>Synergy</text:p>
          </table:table-cell>
          <table:table-cell office:value-type="string">
            <text:p>Orbit</text:p>
          </table:table-cell>
          <table:table-cell office:value-type="string">
            <text:p>Station</text:p>
          </table:table-cell>
          <table:table-cell office:value-type="float" office:value="1400">
            <text:p>1400</text:p>
          </table:table-cell>
          <table:table-cell office:value-type="float" office:value="47.96">
            <text:p>47.96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/>
          <table:table-cell office:value-type="float" office:value="-1000">
            <text:p>-1000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3000">
            <text:p>3000</text:p>
          </table:table-cell>
          <table:table-cell office:value-type="float" office:value="120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gery Fighter v1</text:p>
          </table:table-cell>
          <table:table-cell office:value-type="string">
            <text:p>Synergy</text:p>
          </table:table-cell>
          <table:table-cell office:value-type="string">
            <text:p>Space</text:p>
          </table:table-cell>
          <table:table-cell office:value-type="string">
            <text:p>Fighter</text:p>
          </table:table-cell>
          <table:table-cell office:value-type="float" office:value="90">
            <text:p>90</text:p>
          </table:table-cell>
          <table:table-cell office:value-type="float" office:value="0.56">
            <text:p>0.56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gery Fighter v2</text:p>
          </table:table-cell>
          <table:table-cell office:value-type="string">
            <text:p>Synergy</text:p>
          </table:table-cell>
          <table:table-cell office:value-type="string">
            <text:p>Space</text:p>
          </table:table-cell>
          <table:table-cell office:value-type="string">
            <text:p>Fighter</text:p>
          </table:table-cell>
          <table:table-cell office:value-type="float" office:value="90">
            <text:p>90</text:p>
          </table:table-cell>
          <table:table-cell office:value-type="float" office:value="0.68">
            <text:p>0.68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gery Fighter v3</text:p>
          </table:table-cell>
          <table:table-cell office:value-type="string">
            <text:p>Synergy</text:p>
          </table:table-cell>
          <table:table-cell office:value-type="string">
            <text:p>Space</text:p>
          </table:table-cell>
          <table:table-cell office:value-type="string">
            <text:p>Fighter</text:p>
          </table:table-cell>
          <table:table-cell office:value-type="float" office:value="90">
            <text:p>90</text:p>
          </table:table-cell>
          <table:table-cell office:value-type="float" office:value="0.85">
            <text:p>0.8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gery Shuttle</text:p>
          </table:table-cell>
          <table:table-cell office:value-type="string">
            <text:p>Synergy</text:p>
          </table:table-cell>
          <table:table-cell office:value-type="string">
            <text:p>Space</text:p>
          </table:table-cell>
          <table:table-cell office:value-type="string">
            <text:p>Shuttle</text:p>
          </table:table-cell>
          <table:table-cell office:value-type="float" office:value="90">
            <text:p>90</text:p>
          </table:table-cell>
          <table:table-cell office:value-type="float" office:value="0.71">
            <text:p>0.71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ergy Carrier</text:p>
          </table:table-cell>
          <table:table-cell office:value-type="string">
            <text:p>Synergy</text:p>
          </table:table-cell>
          <table:table-cell office:value-type="string">
            <text:p>Space</text:p>
          </table:table-cell>
          <table:table-cell office:value-type="string">
            <text:p>Carrier</text:p>
          </table:table-cell>
          <table:table-cell office:value-type="float" office:value="800">
            <text:p>800</text:p>
          </table:table-cell>
          <table:table-cell office:value-type="float" office:value="22.36">
            <text:p>22.36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/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1200">
            <text:p>1200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ergy Warship</text:p>
          </table:table-cell>
          <table:table-cell office:value-type="string">
            <text:p>Synergy</text:p>
          </table:table-cell>
          <table:table-cell office:value-type="string">
            <text:p>Space</text:p>
          </table:table-cell>
          <table:table-cell office:value-type="string">
            <text:p>Capital Ship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Eve Warrior v1</text:p>
          </table:table-cell>
          <table:table-cell office:value-type="string">
            <text:p>Eve</text:p>
          </table:table-cell>
          <table:table-cell office:value-type="string">
            <text:p>Land</text:p>
          </table:table-cell>
          <table:table-cell office:value-type="string">
            <text:p>Body</text:p>
          </table:table-cell>
          <table:table-cell office:value-type="float" office:value="150">
            <text:p>150</text:p>
          </table:table-cell>
          <table:table-cell office:value-type="float" office:value="1.12">
            <text:p>1.12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Warrior v2</text:p>
          </table:table-cell>
          <table:table-cell office:value-type="string">
            <text:p>Eve</text:p>
          </table:table-cell>
          <table:table-cell office:value-type="string">
            <text:p>Land</text:p>
          </table:table-cell>
          <table:table-cell office:value-type="string">
            <text:p>Body</text:p>
          </table:table-cell>
          <table:table-cell office:value-type="float" office:value="200">
            <text:p>200</text:p>
          </table:table-cell>
          <table:table-cell office:value-type="float" office:value="0.23">
            <text:p>0.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Warrior v3</text:p>
          </table:table-cell>
          <table:table-cell office:value-type="string">
            <text:p>Eve</text:p>
          </table:table-cell>
          <table:table-cell office:value-type="string">
            <text:p>Land</text:p>
          </table:table-cell>
          <table:table-cell office:value-type="string">
            <text:p>Body</text:p>
          </table:table-cell>
          <table:table-cell office:value-type="float" office:value="400">
            <text:p>400</text:p>
          </table:table-cell>
          <table:table-cell office:value-type="float" office:value="5.92">
            <text:p>5.92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Warrior v4</text:p>
          </table:table-cell>
          <table:table-cell office:value-type="string">
            <text:p>Eve</text:p>
          </table:table-cell>
          <table:table-cell office:value-type="string">
            <text:p>Land</text:p>
          </table:table-cell>
          <table:table-cell office:value-type="string">
            <text:p>Body</text:p>
          </table:table-cell>
          <table:table-cell office:value-type="float" office:value="1000">
            <text:p>1000</text:p>
          </table:table-cell>
          <table:table-cell office:value-type="float" office:value="40">
            <text:p>40.0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Landship v1</text:p>
          </table:table-cell>
          <table:table-cell office:value-type="string">
            <text:p>Eve</text:p>
          </table:table-cell>
          <table:table-cell office:value-type="string">
            <text:p>Land</text:p>
          </table:table-cell>
          <table:table-cell office:value-type="string">
            <text:p>Landship</text:p>
          </table:table-cell>
          <table:table-cell office:value-type="float" office:value="600">
            <text:p>600</text:p>
          </table:table-cell>
          <table:table-cell office:value-type="float" office:value="11.34">
            <text:p>11.34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93">
            <text:p>9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/>
          <table:table-cell office:value-type="float" office:value="-40">
            <text:p>-4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Landship v2</text:p>
          </table:table-cell>
          <table:table-cell office:value-type="string">
            <text:p>Eve</text:p>
          </table:table-cell>
          <table:table-cell office:value-type="string">
            <text:p>Land</text:p>
          </table:table-cell>
          <table:table-cell office:value-type="string">
            <text:p>Landship</text:p>
          </table:table-cell>
          <table:table-cell office:value-type="float" office:value="200">
            <text:p>200</text:p>
          </table:table-cell>
          <table:table-cell office:value-type="float" office:value="15.49">
            <text:p>15.49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Landship v3</text:p>
          </table:table-cell>
          <table:table-cell office:value-type="string">
            <text:p>Eve</text:p>
          </table:table-cell>
          <table:table-cell office:value-type="string">
            <text:p>Land</text:p>
          </table:table-cell>
          <table:table-cell office:value-type="string">
            <text:p>Landship</text:p>
          </table:table-cell>
          <table:table-cell office:value-type="float" office:value="300">
            <text:p>300</text:p>
          </table:table-cell>
          <table:table-cell office:value-type="float" office:value="23.8">
            <text:p>23.80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/>
          <table:table-cell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Landship v4</text:p>
          </table:table-cell>
          <table:table-cell office:value-type="string">
            <text:p>Eve</text:p>
          </table:table-cell>
          <table:table-cell office:value-type="string">
            <text:p>Land</text:p>
          </table:table-cell>
          <table:table-cell office:value-type="string">
            <text:p>Landship</text:p>
          </table:table-cell>
          <table:table-cell office:value-type="float" office:value="350">
            <text:p>350</text:p>
          </table:table-cell>
          <table:table-cell office:value-type="float" office:value="35.18">
            <text:p>35.18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/>
          <table:table-cell office:value-type="float" office:value="-80">
            <text:p>-8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Personal Shuttle</text:p>
          </table:table-cell>
          <table:table-cell office:value-type="string">
            <text:p>Eve</text:p>
          </table:table-cell>
          <table:table-cell office:value-type="string">
            <text:p>Space</text:p>
          </table:table-cell>
          <table:table-cell office:value-type="string">
            <text:p>Probe</text:p>
          </table:table-cell>
          <table:table-cell office:value-type="float" office:value="100">
            <text:p>100</text:p>
          </table:table-cell>
          <table:table-cell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Suicide Fighter</text:p>
          </table:table-cell>
          <table:table-cell office:value-type="string">
            <text:p>Eve</text:p>
          </table:table-cell>
          <table:table-cell office:value-type="string">
            <text:p>Space</text:p>
          </table:table-cell>
          <table:table-cell office:value-type="string">
            <text:p>Fighter</text:p>
          </table:table-cell>
          <table:table-cell office:value-type="float" office:value="500">
            <text:p>500</text:p>
          </table:table-cell>
          <table:table-cell office:value-type="float" office:value="4.26">
            <text:p>4.26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Frigate</text:p>
          </table:table-cell>
          <table:table-cell office:value-type="string">
            <text:p>Eve</text:p>
          </table:table-cell>
          <table:table-cell office:value-type="string">
            <text:p>Space</text:p>
          </table:table-cell>
          <table:table-cell office:value-type="string">
            <text:p>Frigat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Eve Corvette</text:p>
          </table:table-cell>
          <table:table-cell office:value-type="string">
            <text:p>Eve</text:p>
          </table:table-cell>
          <table:table-cell office:value-type="string">
            <text:p>Space</text:p>
          </table:table-cell>
          <table:table-cell office:value-type="string">
            <text:p>Corvette</text:p>
          </table:table-cell>
          <table:table-cell office:value-type="float" office:value="500">
            <text:p>500</text:p>
          </table:table-cell>
          <table:table-cell office:value-type="float" office:value="6.12">
            <text:p>6.1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Dreadnought</text:p>
          </table:table-cell>
          <table:table-cell office:value-type="string">
            <text:p>Eve</text:p>
          </table:table-cell>
          <table:table-cell office:value-type="string">
            <text:p>Space</text:p>
          </table:table-cell>
          <table:table-cell office:value-type="string">
            <text:p>Dreadnought</text:p>
          </table:table-cell>
          <table:table-cell office:value-type="float" office:value="1250">
            <text:p>1250</text:p>
          </table:table-cell>
          <table:table-cell office:value-type="float" office:value="23.09">
            <text:p>23.09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540">
            <text:p>540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Warship</text:p>
          </table:table-cell>
          <table:table-cell office:value-type="string">
            <text:p>Eve</text:p>
          </table:table-cell>
          <table:table-cell office:value-type="string">
            <text:p>Space</text:p>
          </table:table-cell>
          <table:table-cell office:value-type="string">
            <text:p>Capital Ship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Stone Warrior</text:p>
          </table:table-cell>
          <table:table-cell office:value-type="string">
            <text:p>Stone</text:p>
          </table:table-cell>
          <table:table-cell office:value-type="string">
            <text:p>Land</text:p>
          </table:table-cell>
          <table:table-cell office:value-type="string">
            <text:p>Suit</text:p>
          </table:table-cell>
          <table:table-cell office:value-type="float" office:value="200">
            <text:p>200</text:p>
          </table:table-cell>
          <table:table-cell office:value-type="float" office:value="0.37">
            <text:p>0.37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Anti-Space Battery</text:p>
          </table:table-cell>
          <table:table-cell office:value-type="string">
            <text:p>Stone</text:p>
          </table:table-cell>
          <table:table-cell office:value-type="string">
            <text:p>Land</text:p>
          </table:table-cell>
          <table:table-cell office:value-type="string">
            <text:p>Battery</text:p>
          </table:table-cell>
          <table:table-cell office:value-type="float" office:value="90">
            <text:p>90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irates</text:p>
          </table:table-cell>
          <table:table-cell/>
          <table:table-cell office:value-type="string">
            <text:p>Stone Anti-Space Battery v2</text:p>
          </table:table-cell>
          <table:table-cell office:value-type="string">
            <text:p>Stone</text:p>
          </table:table-cell>
          <table:table-cell office:value-type="string">
            <text:p>Land</text:p>
          </table:table-cell>
          <table:table-cell office:value-type="string">
            <text:p>Battery</text:p>
          </table:table-cell>
          <table:table-cell office:value-type="float" office:value="200">
            <text:p>200</text:p>
          </table:table-cell>
          <table:table-cell office:value-type="float" office:value="3.46">
            <text:p>3.46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float" office:value="-75">
            <text:p>-7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Crawler</text:p>
          </table:table-cell>
          <table:table-cell/>
          <table:table-cell office:value-type="string">
            <text:p>Stone Traction City</text:p>
          </table:table-cell>
          <table:table-cell office:value-type="string">
            <text:p>Stone</text:p>
          </table:table-cell>
          <table:table-cell office:value-type="string">
            <text:p>Land</text:p>
          </table:table-cell>
          <table:table-cell office:value-type="string">
            <text:p>Traction City</text:p>
          </table:table-cell>
          <table:table-cell office:value-type="float" office:value="1250">
            <text:p>1250</text:p>
          </table:table-cell>
          <table:table-cell office:value-type="float" office:value="34.64">
            <text:p>34.64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/>
          <table:table-cell office:value-type="float" office:value="-300">
            <text:p>-300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d Infinitum</text:p>
          </table:table-cell>
          <table:table-cell/>
          <table:table-cell office:value-type="string">
            <text:p>Stone Anti-Bio Bomb</text:p>
          </table:table-cell>
          <table:table-cell office:value-type="string">
            <text:p>Stone</text:p>
          </table:table-cell>
          <table:table-cell office:value-type="string">
            <text:p>Space</text:p>
          </table:table-cell>
          <table:table-cell office:value-type="string">
            <text:p>Probe</text:p>
          </table:table-cell>
          <table:table-cell office:value-type="float" office:value="300">
            <text:p>300</text:p>
          </table:table-cell>
          <table:table-cell office:value-type="float" office:value="0">
            <text:p>0.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Shuttle</text:p>
          </table:table-cell>
          <table:table-cell office:value-type="string">
            <text:p>Stone</text:p>
          </table:table-cell>
          <table:table-cell office:value-type="string">
            <text:p>Space</text:p>
          </table:table-cell>
          <table:table-cell office:value-type="string">
            <text:p>Shuttle</text:p>
          </table:table-cell>
          <table:table-cell office:value-type="float" office:value="200">
            <text:p>200</text:p>
          </table:table-cell>
          <table:table-cell office:value-type="float" office:value="2.24">
            <text:p>2.24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200">
            <text:p>20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abid</text:p>
          </table:table-cell>
          <table:table-cell/>
          <table:table-cell office:value-type="string">
            <text:p>Stone Corvette</text:p>
          </table:table-cell>
          <table:table-cell office:value-type="string">
            <text:p>Stone</text:p>
          </table:table-cell>
          <table:table-cell office:value-type="string">
            <text:p>Space</text:p>
          </table:table-cell>
          <table:table-cell office:value-type="string">
            <text:p>Corvette</text:p>
          </table:table-cell>
          <table:table-cell office:value-type="float" office:value="600">
            <text:p>600</text:p>
          </table:table-cell>
          <table:table-cell office:value-type="float" office:value="10.95">
            <text:p>10.95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/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200">
            <text:p>200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Nurgle</text:p>
          </table:table-cell>
          <table:table-cell/>
          <table:table-cell office:value-type="string">
            <text:p>Stone Dreadnought</text:p>
          </table:table-cell>
          <table:table-cell office:value-type="string">
            <text:p>Stone</text:p>
          </table:table-cell>
          <table:table-cell office:value-type="string">
            <text:p>Space</text:p>
          </table:table-cell>
          <table:table-cell office:value-type="string">
            <text:p>Dreadnought</text:p>
          </table:table-cell>
          <table:table-cell office:value-type="float" office:value="400">
            <text:p>400</text:p>
          </table:table-cell>
          <table:table-cell office:value-type="float" office:value="21.6">
            <text:p>21.6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Warship</text:p>
          </table:table-cell>
          <table:table-cell office:value-type="string">
            <text:p>Stone</text:p>
          </table:table-cell>
          <table:table-cell office:value-type="string">
            <text:p>Space</text:p>
          </table:table-cell>
          <table:table-cell office:value-type="string">
            <text:p>Capital Ship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Torn Walker</text:p>
          </table:table-cell>
          <table:table-cell office:value-type="string">
            <text:p>Torn</text:p>
          </table:table-cell>
          <table:table-cell office:value-type="string">
            <text:p>Land</text:p>
          </table:table-cell>
          <table:table-cell office:value-type="string">
            <text:p>Suit</text:p>
          </table:table-cell>
          <table:table-cell office:value-type="float" office:value="200">
            <text:p>200</text:p>
          </table:table-cell>
          <table:table-cell office:value-type="float" office:value="0.37">
            <text:p>0.37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Rover</text:p>
          </table:table-cell>
          <table:table-cell office:value-type="string">
            <text:p>Torn</text:p>
          </table:table-cell>
          <table:table-cell office:value-type="string">
            <text:p>Land</text:p>
          </table:table-cell>
          <table:table-cell office:value-type="string">
            <text:p>Single Vehicle</text:p>
          </table:table-cell>
          <table:table-cell office:value-type="float" office:value="75">
            <text:p>75</text:p>
          </table:table-cell>
          <table:table-cell office:value-type="float" office:value="0.5">
            <text:p>0.50</text:p>
          </table:table-cell>
          <table:table-cell office:value-type="float" office:value="50">
            <text:p>50</text:p>
          </table:table-cell>
          <table:table-cell table:number-columns-repeated="2"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entinel</text:p>
          </table:table-cell>
          <table:table-cell office:value-type="string">
            <text:p>Torn</text:p>
          </table:table-cell>
          <table:table-cell office:value-type="string">
            <text:p>Land</text:p>
          </table:table-cell>
          <table:table-cell office:value-type="string">
            <text:p>Mech</text:p>
          </table:table-cell>
          <table:table-cell office:value-type="float" office:value="110">
            <text:p>110</text:p>
          </table:table-cell>
          <table:table-cell office:value-type="float" office:value="0.46">
            <text:p>0.46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Battery</text:p>
          </table:table-cell>
          <table:table-cell office:value-type="string">
            <text:p>Torn</text:p>
          </table:table-cell>
          <table:table-cell office:value-type="string">
            <text:p>Land</text:p>
          </table:table-cell>
          <table:table-cell office:value-type="string">
            <text:p>Battery</text:p>
          </table:table-cell>
          <table:table-cell office:value-type="float" office:value="150">
            <text:p>15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-15">
            <text:p>-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pace Bike v1</text:p>
          </table:table-cell>
          <table:table-cell office:value-type="string">
            <text:p>Torn</text:p>
          </table:table-cell>
          <table:table-cell office:value-type="string">
            <text:p>Space</text:p>
          </table:table-cell>
          <table:table-cell office:value-type="string">
            <text:p>Single Vehicle</text:p>
          </table:table-cell>
          <table:table-cell office:value-type="float" office:value="500">
            <text:p>500</text:p>
          </table:table-cell>
          <table:table-cell office:value-type="float" office:value="3.74">
            <text:p>3.74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pace Bike v2</text:p>
          </table:table-cell>
          <table:table-cell office:value-type="string">
            <text:p>Torn</text:p>
          </table:table-cell>
          <table:table-cell office:value-type="string">
            <text:p>Space</text:p>
          </table:table-cell>
          <table:table-cell office:value-type="string">
            <text:p>Single Vehicle</text:p>
          </table:table-cell>
          <table:table-cell office:value-type="float" office:value="200">
            <text:p>200</text:p>
          </table:table-cell>
          <table:table-cell office:value-type="float" office:value="5.29">
            <text:p>5.29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tealth Fighter</text:p>
          </table:table-cell>
          <table:table-cell office:value-type="string">
            <text:p>Torn</text:p>
          </table:table-cell>
          <table:table-cell office:value-type="string">
            <text:p>Space</text:p>
          </table:table-cell>
          <table:table-cell office:value-type="string">
            <text:p>Fighter</text:p>
          </table:table-cell>
          <table:table-cell office:value-type="float" office:value="400">
            <text:p>400</text:p>
          </table:table-cell>
          <table:table-cell office:value-type="float" office:value="3.16">
            <text:p>3.16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75">
            <text:p>75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aucer</text:p>
          </table:table-cell>
          <table:table-cell office:value-type="string">
            <text:p>Torn</text:p>
          </table:table-cell>
          <table:table-cell office:value-type="string">
            <text:p>Space</text:p>
          </table:table-cell>
          <table:table-cell office:value-type="string">
            <text:p>Shuttle</text:p>
          </table:table-cell>
          <table:table-cell office:value-type="float" office:value="450">
            <text:p>450</text:p>
          </table:table-cell>
          <table:table-cell office:value-type="float" office:value="3.16">
            <text:p>3.16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Dreadnought</text:p>
          </table:table-cell>
          <table:table-cell office:value-type="string">
            <text:p>Torn</text:p>
          </table:table-cell>
          <table:table-cell office:value-type="string">
            <text:p>Space</text:p>
          </table:table-cell>
          <table:table-cell office:value-type="string">
            <text:p>Dreadnought</text:p>
          </table:table-cell>
          <table:table-cell office:value-type="float" office:value="1000">
            <text:p>1000</text:p>
          </table:table-cell>
          <table:table-cell office:value-type="float" office:value="20.12">
            <text:p>20.1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/>
          <table:table-cell office:value-type="float" office:value="400">
            <text:p>400</text:p>
          </table:table-cell>
          <table:table-cell office:value-type="float" office:value="70">
            <text:p>70</text:p>
          </table:table-cell>
          <table:table-cell office:value-type="float" office:value="210">
            <text:p>21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Mothership</text:p>
          </table:table-cell>
          <table:table-cell office:value-type="string">
            <text:p>Torn</text:p>
          </table:table-cell>
          <table:table-cell office:value-type="string">
            <text:p>Space</text:p>
          </table:table-cell>
          <table:table-cell office:value-type="string">
            <text:p>Capital Ship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Gat Warbot</text:p>
          </table:table-cell>
          <table:table-cell office:value-type="string">
            <text:p>Gat</text:p>
          </table:table-cell>
          <table:table-cell office:value-type="string">
            <text:p>Land</text:p>
          </table:table-cell>
          <table:table-cell office:value-type="string">
            <text:p>Suit</text:p>
          </table:table-cell>
          <table:table-cell office:value-type="float" office:value="200">
            <text:p>200</text:p>
          </table:table-cell>
          <table:table-cell office:value-type="float" office:value="0.37">
            <text:p>0.37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Warbuggy v1</text:p>
          </table:table-cell>
          <table:table-cell office:value-type="string">
            <text:p>Gat</text:p>
          </table:table-cell>
          <table:table-cell office:value-type="string">
            <text:p>Land</text:p>
          </table:table-cell>
          <table:table-cell office:value-type="string">
            <text:p>Assault Vehicle</text:p>
          </table:table-cell>
          <table:table-cell office:value-type="float" office:value="200">
            <text:p>200</text:p>
          </table:table-cell>
          <table:table-cell office:value-type="float" office:value="1.22">
            <text:p>1.2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Warbuggy v2</text:p>
          </table:table-cell>
          <table:table-cell office:value-type="string">
            <text:p>Gat</text:p>
          </table:table-cell>
          <table:table-cell office:value-type="string">
            <text:p>Land</text:p>
          </table:table-cell>
          <table:table-cell office:value-type="string">
            <text:p>Assault Vehicle</text:p>
          </table:table-cell>
          <table:table-cell office:value-type="float" office:value="45">
            <text:p>45</text:p>
          </table:table-cell>
          <table:table-cell office:value-type="float" office:value="1.65">
            <text:p>1.6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-15">
            <text:p>-15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Warbuggy v3</text:p>
          </table:table-cell>
          <table:table-cell office:value-type="string">
            <text:p>Gat</text:p>
          </table:table-cell>
          <table:table-cell office:value-type="string">
            <text:p>Land</text:p>
          </table:table-cell>
          <table:table-cell office:value-type="string">
            <text:p>Assault Vehicle</text:p>
          </table:table-cell>
          <table:table-cell office:value-type="float" office:value="100">
            <text:p>100</text:p>
          </table:table-cell>
          <table:table-cell office:value-type="float" office:value="3.87">
            <text:p>3.87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-15">
            <text:p>-1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Space Scanner</text:p>
          </table:table-cell>
          <table:table-cell office:value-type="string">
            <text:p>Gat</text:p>
          </table:table-cell>
          <table:table-cell office:value-type="string">
            <text:p>Orbit</text:p>
          </table:table-cell>
          <table:table-cell office:value-type="string">
            <text:p>Satellite</text:p>
          </table:table-cell>
          <table:table-cell office:value-type="float" office:value="300">
            <text:p>300</text:p>
          </table:table-cell>
          <table:table-cell office:value-type="float" office:value="0">
            <text:p>0.0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420">
            <text:p>4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Ryder</text:p>
          </table:table-cell>
          <table:table-cell office:value-type="string">
            <text:p>Gat</text:p>
          </table:table-cell>
          <table:table-cell office:value-type="string">
            <text:p>Space</text:p>
          </table:table-cell>
          <table:table-cell office:value-type="string">
            <text:p>Ryder</text:p>
          </table:table-cell>
          <table:table-cell office:value-type="float" office:value="75">
            <text:p>75</text:p>
          </table:table-cell>
          <table:table-cell office:value-type="float" office:value="0.64">
            <text:p>0.64</text:p>
          </table:table-cell>
          <table:table-cell office:value-type="float" office:value="50">
            <text:p>50</text:p>
          </table:table-cell>
          <table:table-cell table:number-columns-repeated="2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nd</text:p>
          </table:table-cell>
          <table:table-cell office:value-type="string">
            <text:p>Orbit</text:p>
          </table:table-cell>
          <table:table-cell office:value-type="string">
            <text:p>Space</text:p>
          </table:table-cell>
        </table:table-row>
        <table:table-row table:style-name="ro1">
          <table:table-cell table:number-columns-repeated="2"/>
          <table:table-cell office:value-type="string">
            <text:p>Gat Ryder Leader</text:p>
          </table:table-cell>
          <table:table-cell office:value-type="string">
            <text:p>Gat</text:p>
          </table:table-cell>
          <table:table-cell office:value-type="string">
            <text:p>Space</text:p>
          </table:table-cell>
          <table:table-cell office:value-type="string">
            <text:p>Ryder</text:p>
          </table:table-cell>
          <table:table-cell office:value-type="float" office:value="200">
            <text:p>200</text:p>
          </table:table-cell>
          <table:table-cell office:value-type="float" office:value="4.47">
            <text:p>4.47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d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at Mega Ryder v1</text:p>
          </table:table-cell>
          <table:table-cell office:value-type="string">
            <text:p>Gat</text:p>
          </table:table-cell>
          <table:table-cell office:value-type="string">
            <text:p>Space</text:p>
          </table:table-cell>
          <table:table-cell office:value-type="string">
            <text:p>Ryder</text:p>
          </table:table-cell>
          <table:table-cell office:value-type="float" office:value="800">
            <text:p>800</text:p>
          </table:table-cell>
          <table:table-cell office:value-type="float" office:value="8.66">
            <text:p>8.66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string">
            <text:p>Suit</text:p>
          </table:table-cell>
        </table:table-row>
        <table:table-row table:style-name="ro1">
          <table:table-cell table:number-columns-repeated="2"/>
          <table:table-cell office:value-type="string">
            <text:p>Gat Mega Ryder v2</text:p>
          </table:table-cell>
          <table:table-cell office:value-type="string">
            <text:p>Gat</text:p>
          </table:table-cell>
          <table:table-cell office:value-type="string">
            <text:p>Space</text:p>
          </table:table-cell>
          <table:table-cell office:value-type="string">
            <text:p>Ryder</text:p>
          </table:table-cell>
          <table:table-cell office:value-type="float" office:value="200">
            <text:p>200</text:p>
          </table:table-cell>
          <table:table-cell office:value-type="float" office:value="9.68">
            <text:p>9.68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65">
            <text:p>6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ngle Vehicle</text:p>
          </table:table-cell>
          <table:table-cell/>
          <table:table-cell office:value-type="string">
            <text:p>Single Vehicle</text:p>
          </table:table-cell>
        </table:table-row>
        <table:table-row table:style-name="ro1">
          <table:table-cell table:number-columns-repeated="2"/>
          <table:table-cell office:value-type="string">
            <text:p>Gat Mega Ryder v3</text:p>
          </table:table-cell>
          <table:table-cell office:value-type="string">
            <text:p>Gat</text:p>
          </table:table-cell>
          <table:table-cell office:value-type="string">
            <text:p>Space</text:p>
          </table:table-cell>
          <table:table-cell office:value-type="string">
            <text:p>Ryder</text:p>
          </table:table-cell>
          <table:table-cell office:value-type="float" office:value="450">
            <text:p>450</text:p>
          </table:table-cell>
          <table:table-cell office:value-type="float" office:value="21.91">
            <text:p>21.91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/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75">
            <text:p>75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ch</text:p>
          </table:table-cell>
          <table:table-cell office:value-type="string">
            <text:p>Drone</text:p>
          </table:table-cell>
          <table:table-cell office:value-type="string">
            <text:p>Ryder</text:p>
          </table:table-cell>
        </table:table-row>
        <table:table-row table:style-name="ro1">
          <table:table-cell table:number-columns-repeated="2"/>
          <table:table-cell office:value-type="string">
            <text:p>Gat Mega Ryder v4</text:p>
          </table:table-cell>
          <table:table-cell office:value-type="string">
            <text:p>Gat</text:p>
          </table:table-cell>
          <table:table-cell office:value-type="string">
            <text:p>Space</text:p>
          </table:table-cell>
          <table:table-cell office:value-type="string">
            <text:p>Ryder</text:p>
          </table:table-cell>
          <table:table-cell office:value-type="float" office:value="1000">
            <text:p>1000</text:p>
          </table:table-cell>
          <table:table-cell office:value-type="float" office:value="47.43">
            <text:p>47.43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240">
            <text:p>24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attery</text:p>
          </table:table-cell>
          <table:table-cell office:value-type="string">
            <text:p>Monitor</text:p>
          </table:table-cell>
          <table:table-cell office:value-type="string">
            <text:p>Fighter</text:p>
          </table:table-cell>
        </table:table-row>
        <table:table-row table:style-name="ro1">
          <table:table-cell table:number-columns-repeated="2"/>
          <table:table-cell office:value-type="string">
            <text:p>Gat Shuttle</text:p>
          </table:table-cell>
          <table:table-cell office:value-type="string">
            <text:p>Gat</text:p>
          </table:table-cell>
          <table:table-cell office:value-type="string">
            <text:p>Space</text:p>
          </table:table-cell>
          <table:table-cell office:value-type="string">
            <text:p>Shuttle</text:p>
          </table:table-cell>
          <table:table-cell office:value-type="float" office:value="400">
            <text:p>400</text:p>
          </table:table-cell>
          <table:table-cell office:value-type="float" office:value="1.29">
            <text:p>1.29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50">
            <text:p>350</text:p>
          </table:table-cell>
          <table:table-cell office:value-type="float" office:value="120">
            <text:p>120</text:p>
          </table:table-cell>
          <table:table-cell office:value-type="float" office:value="175">
            <text:p>17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Probe</text:p>
          </table:table-cell>
        </table:table-row>
        <table:table-row table:style-name="ro1">
          <table:table-cell table:number-columns-repeated="2"/>
          <table:table-cell office:value-type="string">
            <text:p>Gat Frigate</text:p>
          </table:table-cell>
          <table:table-cell office:value-type="string">
            <text:p>Gat</text:p>
          </table:table-cell>
          <table:table-cell office:value-type="string">
            <text:p>Space</text:p>
          </table:table-cell>
          <table:table-cell office:value-type="string">
            <text:p>Frigate</text:p>
          </table:table-cell>
          <table:table-cell table:number-columns-repeated="14"/>
          <table:table-cell office:value-type="string">
            <text:p>Assault Vehicle</text:p>
          </table:table-cell>
          <table:table-cell office:value-type="string">
            <text:p>Satellite</text:p>
          </table:table-cell>
          <table:table-cell office:value-type="string">
            <text:p>Shuttle</text:p>
          </table:table-cell>
        </table:table-row>
        <table:table-row table:style-name="ro1">
          <table:table-cell table:number-columns-repeated="2"/>
          <table:table-cell office:value-type="string">
            <text:p>Gat Ryder Carrier</text:p>
          </table:table-cell>
          <table:table-cell office:value-type="string">
            <text:p>Gat</text:p>
          </table:table-cell>
          <table:table-cell office:value-type="string">
            <text:p>Space</text:p>
          </table:table-cell>
          <table:table-cell office:value-type="string">
            <text:p>Carrier</text:p>
          </table:table-cell>
          <table:table-cell table:number-columns-repeated="14"/>
          <table:table-cell office:value-type="string">
            <text:p>Tank</text:p>
          </table:table-cell>
          <table:table-cell/>
          <table:table-cell office:value-type="string">
            <text:p>Frigate</text:p>
          </table:table-cell>
        </table:table-row>
        <table:table-row table:style-name="ro1">
          <table:table-cell table:number-columns-repeated="2"/>
          <table:table-cell office:value-type="string">
            <text:p>Gat Ultra-Mech</text:p>
          </table:table-cell>
          <table:table-cell office:value-type="string">
            <text:p>Gat</text:p>
          </table:table-cell>
          <table:table-cell office:value-type="string">
            <text:p>Space</text:p>
          </table:table-cell>
          <table:table-cell office:value-type="string">
            <text:p>Capital Ship</text:p>
          </table:table-cell>
          <table:table-cell office:value-type="float" office:value="1250">
            <text:p>1250</text:p>
          </table:table-cell>
          <table:table-cell office:value-type="float" office:value="50.99">
            <text:p>50.99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/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475">
            <text:p>475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adar Center</text:p>
          </table:table-cell>
          <table:table-cell office:value-type="string">
            <text:p>Station</text:p>
          </table:table-cell>
          <table:table-cell office:value-type="string">
            <text:p>Cruiser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12"/>
          <table:table-cell office:value-type="string">
            <text:p>Landship</text:p>
          </table:table-cell>
          <table:table-cell/>
          <table:table-cell office:value-type="string">
            <text:p>Corvette</text:p>
          </table:table-cell>
        </table:table-row>
        <table:table-row table:style-name="ro1">
          <table:table-cell table:number-columns-repeated="2"/>
          <table:table-cell office:value-type="string">
            <text:p>Soldier</text:p>
          </table:table-cell>
          <table:table-cell office:value-type="string">
            <text:p>Crawler</text:p>
          </table:table-cell>
          <table:table-cell office:value-type="string">
            <text:p>Land</text:p>
          </table:table-cell>
          <table:table-cell office:value-type="string">
            <text:p>Body</text:p>
          </table:table-cell>
          <table:table-cell/>
          <table:table-cell table:style-name="Default"/>
          <table:table-cell table:number-columns-repeated="12"/>
          <table:table-cell office:value-type="string">
            <text:p>Traction City</text:p>
          </table:table-cell>
          <table:table-cell/>
          <table:table-cell office:value-type="string">
            <text:p>Carrier</text:p>
          </table:table-cell>
        </table:table-row>
        <table:table-row table:style-name="ro1">
          <table:table-cell table:number-columns-repeated="2"/>
          <table:table-cell office:value-type="string">
            <text:p>Scuttler</text:p>
          </table:table-cell>
          <table:table-cell office:value-type="string">
            <text:p>Crawler</text:p>
          </table:table-cell>
          <table:table-cell office:value-type="string">
            <text:p>Land</text:p>
          </table:table-cell>
          <table:table-cell office:value-type="string">
            <text:p>Single Vehicle</text:p>
          </table:table-cell>
          <table:table-cell office:value-type="float" office:value="0">
            <text:p>0</text:p>
          </table:table-cell>
          <table:table-cell office:value-type="float" office:value="0.51">
            <text:p>0.51</text:p>
          </table:table-cell>
          <table:table-cell table:number-columns-repeated="5" office:value-type="float" office:value="5">
            <text:p>5</text:p>
          </table:table-cell>
          <table:table-cell/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Colony</text:p>
          </table:table-cell>
        </table:table-row>
        <table:table-row table:style-name="ro1">
          <table:table-cell table:number-columns-repeated="2"/>
          <table:table-cell office:value-type="string">
            <text:p>Tank Crawler</text:p>
          </table:table-cell>
          <table:table-cell office:value-type="string">
            <text:p>Crawler</text:p>
          </table:table-cell>
          <table:table-cell office:value-type="string">
            <text:p>Land</text:p>
          </table:table-cell>
          <table:table-cell office:value-type="string">
            <text:p>Tank</text:p>
          </table:table-cell>
          <table:table-cell/>
          <table:table-cell table:style-name="Default"/>
          <table:table-cell table:number-columns-repeated="14"/>
          <table:table-cell office:value-type="string">
            <text:p>Dreadnought</text:p>
          </table:table-cell>
        </table:table-row>
        <table:table-row table:style-name="ro1">
          <table:table-cell table:number-columns-repeated="2"/>
          <table:table-cell office:value-type="string">
            <text:p>Scarab Crawler</text:p>
          </table:table-cell>
          <table:table-cell office:value-type="string">
            <text:p>Crawler</text:p>
          </table:table-cell>
          <table:table-cell office:value-type="string">
            <text:p>Land</text:p>
          </table:table-cell>
          <table:table-cell office:value-type="string">
            <text:p>Landship</text:p>
          </table:table-cell>
          <table:table-cell/>
          <table:table-cell table:style-name="Default"/>
          <table:table-cell table:number-columns-repeated="14"/>
          <table:table-cell office:value-type="string">
            <text:p>Capital Ship</text:p>
          </table:table-cell>
        </table:table-row>
        <table:table-row table:style-name="ro1">
          <table:table-cell table:number-columns-repeated="2"/>
          <table:table-cell office:value-type="string">
            <text:p>Death Worm Crawler</text:p>
          </table:table-cell>
          <table:table-cell office:value-type="string">
            <text:p>Crawler</text:p>
          </table:table-cell>
          <table:table-cell office:value-type="string">
            <text:p>Land</text:p>
          </table:table-cell>
          <table:table-cell office:value-type="string">
            <text:p>Traction City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Orbital Attack Platform</text:p>
          </table:table-cell>
          <table:table-cell office:value-type="string">
            <text:p>Crawler</text:p>
          </table:table-cell>
          <table:table-cell office:value-type="string">
            <text:p>Orbit</text:p>
          </table:table-cell>
          <table:table-cell office:value-type="string">
            <text:p>Station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Crawler Flyer</text:p>
          </table:table-cell>
          <table:table-cell office:value-type="string">
            <text:p>Crawler</text:p>
          </table:table-cell>
          <table:table-cell office:value-type="string">
            <text:p>Space</text:p>
          </table:table-cell>
          <table:table-cell office:value-type="string">
            <text:p>Fighter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Crawler Transport</text:p>
          </table:table-cell>
          <table:table-cell office:value-type="string">
            <text:p>Crawler</text:p>
          </table:table-cell>
          <table:table-cell office:value-type="string">
            <text:p>Space</text:p>
          </table:table-cell>
          <table:table-cell office:value-type="string">
            <text:p>Frigate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Crawler Carrier</text:p>
          </table:table-cell>
          <table:table-cell office:value-type="string">
            <text:p>Crawler</text:p>
          </table:table-cell>
          <table:table-cell office:value-type="string">
            <text:p>Space</text:p>
          </table:table-cell>
          <table:table-cell office:value-type="string">
            <text:p>Carrier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Crawler Corvette</text:p>
          </table:table-cell>
          <table:table-cell office:value-type="string">
            <text:p>Crawler</text:p>
          </table:table-cell>
          <table:table-cell office:value-type="string">
            <text:p>Space</text:p>
          </table:table-cell>
          <table:table-cell office:value-type="string">
            <text:p>Corvette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Crawler Dreadnought</text:p>
          </table:table-cell>
          <table:table-cell office:value-type="string">
            <text:p>Crawler</text:p>
          </table:table-cell>
          <table:table-cell office:value-type="string">
            <text:p>Space</text:p>
          </table:table-cell>
          <table:table-cell office:value-type="string">
            <text:p>Dreadnought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Crawler Mothership</text:p>
          </table:table-cell>
          <table:table-cell office:value-type="string">
            <text:p>Crawler</text:p>
          </table:table-cell>
          <table:table-cell office:value-type="string">
            <text:p>Space</text:p>
          </table:table-cell>
          <table:table-cell office:value-type="string">
            <text:p>Capital Ship</text:p>
          </table:table-cell>
          <table:table-cell/>
          <table:table-cell table:style-name="Default"/>
          <table:table-cell table:number-columns-repeated="15"/>
        </table:table-row>
        <table:table-row table:style-name="ro1" table:number-rows-repeated="25">
          <table:table-cell table:number-columns-repeated="7"/>
          <table:table-cell table:style-name="Default"/>
          <table:table-cell table:number-columns-repeated="15"/>
        </table:table-row>
        <table:table-row table:style-name="ro1" table:number-rows-repeated="1048460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Factory Availability" table:style-name="ta1" table:print="false">
        <office:forms form:automatic-focus="false" form:apply-design-mode="false"/>
        <table:table-column table:style-name="co2" table:default-cell-style-name="Default"/>
        <table:table-column table:style-name="co56" table:default-cell-style-name="Default"/>
        <table:table-column table:style-name="co45" table:default-cell-style-name="Default"/>
        <table:table-column table:style-name="co57" table:default-cell-style-name="Default"/>
        <table:table-column table:style-name="co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row table:style-name="ro1">
          <table:table-cell/>
          <table:table-cell office:value-type="string">
            <text:p>FactoryAvailabilityId</text:p>
          </table:table-cell>
          <table:table-cell office:value-type="string">
            <text:p>UnitId</text:p>
          </table:table-cell>
          <table:table-cell office:value-type="string">
            <text:p>FactionId</text:p>
          </table:table-cell>
          <table:table-cell table:number-columns-repeated="4"/>
        </table:table-row>
        <table:table-row table:style-name="ro1">
          <table:table-cell office:value-type="string">
            <text:p>Units</text:p>
          </table:table-cell>
          <table:table-cell/>
          <table:table-cell office:value-type="string">
            <text:p>Worker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Resourc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Terran Imperial Soldier</text:p>
          </table:table-cell>
          <table:table-cell office:value-type="string">
            <text:p>Ter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Tank</text:p>
          </table:table-cell>
          <table:table-cell office:value-type="string">
            <text:p>Ter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Scanner</text:p>
          </table:table-cell>
          <table:table-cell office:value-type="string">
            <text:p>Ter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Defense Platform</text:p>
          </table:table-cell>
          <table:table-cell office:value-type="string">
            <text:p>Ter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Fighter</text:p>
          </table:table-cell>
          <table:table-cell office:value-type="string">
            <text:p>Ter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Shuttle</text:p>
          </table:table-cell>
          <table:table-cell office:value-type="string">
            <text:p>Ter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Frigate</text:p>
          </table:table-cell>
          <table:table-cell office:value-type="string">
            <text:p>Ter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Colony</text:p>
          </table:table-cell>
          <table:table-cell office:value-type="string">
            <text:p>Ter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Corvette</text:p>
          </table:table-cell>
          <table:table-cell office:value-type="string">
            <text:p>Ter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Dreadnought</text:p>
          </table:table-cell>
          <table:table-cell office:value-type="string">
            <text:p>Ter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Warhship</text:p>
          </table:table-cell>
          <table:table-cell office:value-type="string">
            <text:p>Terran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Synergy Warrior</text:p>
          </table:table-cell>
          <table:table-cell office:value-type="string">
            <text:p>Synerg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ergy Tank</text:p>
          </table:table-cell>
          <table:table-cell office:value-type="string">
            <text:p>Synerg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ergy Orbital Platform</text:p>
          </table:table-cell>
          <table:table-cell office:value-type="string">
            <text:p>Synerg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gery Fighter v1</text:p>
          </table:table-cell>
          <table:table-cell office:value-type="string">
            <text:p>Synerg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gery Fighter v2</text:p>
          </table:table-cell>
          <table:table-cell office:value-type="string">
            <text:p>Synerg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gery Fighter v3</text:p>
          </table:table-cell>
          <table:table-cell office:value-type="string">
            <text:p>Synerg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gery Shuttle</text:p>
          </table:table-cell>
          <table:table-cell office:value-type="string">
            <text:p>Synerg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ergy Carrier</text:p>
          </table:table-cell>
          <table:table-cell office:value-type="string">
            <text:p>Synerg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ergy Warship</text:p>
          </table:table-cell>
          <table:table-cell office:value-type="string">
            <text:p>Synergy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Eve Warrior v1</text:p>
          </table:table-cell>
          <table:table-cell office:value-type="string">
            <text:p>Ev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Warrior v2</text:p>
          </table:table-cell>
          <table:table-cell office:value-type="string">
            <text:p>Ev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Warrior v3</text:p>
          </table:table-cell>
          <table:table-cell office:value-type="string">
            <text:p>Ev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Warrior v4</text:p>
          </table:table-cell>
          <table:table-cell office:value-type="string">
            <text:p>Ev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Landship v1</text:p>
          </table:table-cell>
          <table:table-cell office:value-type="string">
            <text:p>Ev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Landship v2</text:p>
          </table:table-cell>
          <table:table-cell office:value-type="string">
            <text:p>Ev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Landship v3</text:p>
          </table:table-cell>
          <table:table-cell office:value-type="string">
            <text:p>Ev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Landship v4</text:p>
          </table:table-cell>
          <table:table-cell office:value-type="string">
            <text:p>Ev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can-O-Matic</text:p>
          </table:table-cell>
          <table:table-cell office:value-type="string">
            <text:p>Ev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Suicide Fighter</text:p>
          </table:table-cell>
          <table:table-cell office:value-type="string">
            <text:p>Ev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Frigate</text:p>
          </table:table-cell>
          <table:table-cell office:value-type="string">
            <text:p>Ev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Corvette</text:p>
          </table:table-cell>
          <table:table-cell office:value-type="string">
            <text:p>Ev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Dreadnought</text:p>
          </table:table-cell>
          <table:table-cell office:value-type="string">
            <text:p>Ev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Warship</text:p>
          </table:table-cell>
          <table:table-cell office:value-type="string">
            <text:p>Eve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Stone Warrior</text:p>
          </table:table-cell>
          <table:table-cell office:value-type="string">
            <text:p>Ston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Anti-Space Battery</text:p>
          </table:table-cell>
          <table:table-cell office:value-type="string">
            <text:p>Ston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Anti-Space Battery v2</text:p>
          </table:table-cell>
          <table:table-cell office:value-type="string">
            <text:p>Ston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Traction City</text:p>
          </table:table-cell>
          <table:table-cell office:value-type="string">
            <text:p>Ston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Anti-Bio Bomb</text:p>
          </table:table-cell>
          <table:table-cell office:value-type="string">
            <text:p>Ston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Shuttle</text:p>
          </table:table-cell>
          <table:table-cell office:value-type="string">
            <text:p>Ston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Corvette</text:p>
          </table:table-cell>
          <table:table-cell office:value-type="string">
            <text:p>Ston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Dreadnought</text:p>
          </table:table-cell>
          <table:table-cell office:value-type="string">
            <text:p>Ston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Warship</text:p>
          </table:table-cell>
          <table:table-cell office:value-type="string">
            <text:p>Stone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Torn Walker</text:p>
          </table:table-cell>
          <table:table-cell office:value-type="string">
            <text:p>Tor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Rover</text:p>
          </table:table-cell>
          <table:table-cell office:value-type="string">
            <text:p>Tor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entinel</text:p>
          </table:table-cell>
          <table:table-cell office:value-type="string">
            <text:p>Tor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Battery</text:p>
          </table:table-cell>
          <table:table-cell office:value-type="string">
            <text:p>Tor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pace Bike v1</text:p>
          </table:table-cell>
          <table:table-cell office:value-type="string">
            <text:p>Tor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pace Bike v2</text:p>
          </table:table-cell>
          <table:table-cell office:value-type="string">
            <text:p>Tor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tealth Fighter</text:p>
          </table:table-cell>
          <table:table-cell office:value-type="string">
            <text:p>Tor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aucer</text:p>
          </table:table-cell>
          <table:table-cell office:value-type="string">
            <text:p>Tor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Dreadnought</text:p>
          </table:table-cell>
          <table:table-cell office:value-type="string">
            <text:p>Tor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Mothership</text:p>
          </table:table-cell>
          <table:table-cell office:value-type="string">
            <text:p>Torn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at Warbot</text:p>
          </table:table-cell>
          <table:table-cell office:value-type="string">
            <text:p>Ga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Warbuggy v1</text:p>
          </table:table-cell>
          <table:table-cell office:value-type="string">
            <text:p>Ga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Warbuggy v2</text:p>
          </table:table-cell>
          <table:table-cell office:value-type="string">
            <text:p>Ga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Warbuggy v3</text:p>
          </table:table-cell>
          <table:table-cell office:value-type="string">
            <text:p>Ga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Space Scanner</text:p>
          </table:table-cell>
          <table:table-cell office:value-type="string">
            <text:p>Ga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Ryder</text:p>
          </table:table-cell>
          <table:table-cell office:value-type="string">
            <text:p>Ga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Ryder Leader</text:p>
          </table:table-cell>
          <table:table-cell office:value-type="string">
            <text:p>Ga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Mega Ryder v1</text:p>
          </table:table-cell>
          <table:table-cell office:value-type="string">
            <text:p>Ga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Mega Ryder v2</text:p>
          </table:table-cell>
          <table:table-cell office:value-type="string">
            <text:p>Ga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Mega Ryder v3</text:p>
          </table:table-cell>
          <table:table-cell office:value-type="string">
            <text:p>Ga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Mega Ryder v4</text:p>
          </table:table-cell>
          <table:table-cell office:value-type="string">
            <text:p>Ga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Shuttle</text:p>
          </table:table-cell>
          <table:table-cell office:value-type="string">
            <text:p>Ga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Frigate</text:p>
          </table:table-cell>
          <table:table-cell office:value-type="string">
            <text:p>Ga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Ryder Carrier</text:p>
          </table:table-cell>
          <table:table-cell office:value-type="string">
            <text:p>Ga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Ultra-Mech</text:p>
          </table:table-cell>
          <table:table-cell office:value-type="string">
            <text:p>Ga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Soldier</text:p>
          </table:table-cell>
          <table:table-cell office:value-type="string">
            <text:p>Crawl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cuttler</text:p>
          </table:table-cell>
          <table:table-cell office:value-type="string">
            <text:p>Crawl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ank Crawler</text:p>
          </table:table-cell>
          <table:table-cell office:value-type="string">
            <text:p>Crawl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carab Crawler</text:p>
          </table:table-cell>
          <table:table-cell office:value-type="string">
            <text:p>Crawl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eath Worm Crawler</text:p>
          </table:table-cell>
          <table:table-cell office:value-type="string">
            <text:p>Crawl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Orbital Attack Platform</text:p>
          </table:table-cell>
          <table:table-cell office:value-type="string">
            <text:p>Crawl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rawler Flyer</text:p>
          </table:table-cell>
          <table:table-cell office:value-type="string">
            <text:p>Crawl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rawler Transport</text:p>
          </table:table-cell>
          <table:table-cell office:value-type="string">
            <text:p>Crawl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rawler Carrier</text:p>
          </table:table-cell>
          <table:table-cell office:value-type="string">
            <text:p>Crawl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rawler Corvette</text:p>
          </table:table-cell>
          <table:table-cell office:value-type="string">
            <text:p>Crawl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rawler Dreadnought</text:p>
          </table:table-cell>
          <table:table-cell office:value-type="string">
            <text:p>Crawl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rawler Mothership</text:p>
          </table:table-cell>
          <table:table-cell office:value-type="string">
            <text:p>Crawler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Terran Imperial Soldier</text:p>
          </table:table-cell>
          <table:table-cell office:value-type="string">
            <text:p>Ad Infinitu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Tank</text:p>
          </table:table-cell>
          <table:table-cell office:value-type="string">
            <text:p>Ad Infinitu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Scanner</text:p>
          </table:table-cell>
          <table:table-cell office:value-type="string">
            <text:p>Ad Infinitu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Defense Platform</text:p>
          </table:table-cell>
          <table:table-cell office:value-type="string">
            <text:p>Ad Infinitu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Fighter</text:p>
          </table:table-cell>
          <table:table-cell office:value-type="string">
            <text:p>Ad Infinitu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Shuttle</text:p>
          </table:table-cell>
          <table:table-cell office:value-type="string">
            <text:p>Ad Infinitu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Frigate</text:p>
          </table:table-cell>
          <table:table-cell office:value-type="string">
            <text:p>Ad Infinitu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Colony</text:p>
          </table:table-cell>
          <table:table-cell office:value-type="string">
            <text:p>Ad Infinitu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Corvette</text:p>
          </table:table-cell>
          <table:table-cell office:value-type="string">
            <text:p>Ad Infinitu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Dreadnought</text:p>
          </table:table-cell>
          <table:table-cell office:value-type="string">
            <text:p>Ad Infinitu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Warhship</text:p>
          </table:table-cell>
          <table:table-cell office:value-type="string">
            <text:p>Ad Infinitum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Terran Imperial Soldier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Tank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Scanner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Defense Platform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Fighter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Shuttle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Frigate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Colony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Corvette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Dreadnought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Warhship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Synergy Warrior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ergy Tank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ergy Orbital Platform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gery Fighter v1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gery Fighter v2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gery Fighter v3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gery Shuttle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ergy Carrier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ergy Warship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Eve Warrior v1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Warrior v2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Warrior v3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Warrior v4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Landship v1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Landship v2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Landship v3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Landship v4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can-O-Matic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Suicide Fighter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Frigate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Corvette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Dreadnought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Warship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Stone Warrior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Anti-Space Battery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Anti-Space Battery v2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Traction City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Anti-Bio Bomb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Shuttle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Corvette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Dreadnought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Warship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Torn Walker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Rover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entinel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Battery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pace Bike v1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pace Bike v2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tealth Fighter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aucer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Dreadnought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Mothership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at Warbot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Warbuggy v1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Warbuggy v2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Warbuggy v3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Space Scanner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Ryder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Ryder Leader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Mega Ryder v1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Mega Ryder v2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Mega Ryder v3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Mega Ryder v4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Shuttle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Frigate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Ryder Carrier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Ultra-Mech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Terran Imperial Soldier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Tank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Scanner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Defense Platform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Fighter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Shuttle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Frigate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Colony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Corvette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Dreadnought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Warhship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Eve Warrior v1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Warrior v2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Warrior v3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Warrior v4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Landship v1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Landship v2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Landship v3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Landship v4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can-O-Matic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Suicide Fighter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Frigate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Corvette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Dreadnought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Warship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Torn Walker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Rover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entinel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Battery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pace Bike v1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pace Bike v2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tealth Fighter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aucer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Dreadnought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Mothership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Terran Imperial Soldier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Tank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Scanner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Defense Platform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Fighter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Shuttle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Frigate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Colony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Corvette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Dreadnought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Warhship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Eve Warrior v1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Warrior v2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Warrior v3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Warrior v4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Landship v1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Landship v2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Landship v3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Landship v4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can-O-Matic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Suicide Fighter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Frigate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Corvette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Dreadnought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Warship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Torn Walker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Rover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entinel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Battery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pace Bike v1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pace Bike v2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tealth Fighter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aucer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Dreadnought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Mothership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Stone Warrior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Anti-Space Battery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Anti-Space Battery v2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Traction City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Anti-Bio Bomb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Shuttle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Corvette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Dreadnought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Warship</text:p>
          </table:table-cell>
          <table:table-cell office:value-type="string">
            <text:p>Nurgle</text:p>
          </table:table-cell>
          <table:table-cell table:number-columns-repeated="4"/>
        </table:table-row>
      </table:table>
      <table:database-ranges>
        <table:database-range table:target-range-address="Units.C1:Units.P1048574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6">04/16/2020</text:date>, <text:time>21:4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2M35S</meta:editing-duration>
    <meta:editing-cycles>18</meta:editing-cycles>
    <meta:generator>OpenOffice/4.1.7$Win32 OpenOffice.org_project/417m1$Build-9800</meta:generator>
    <dc:date>2020-04-16T21:49:45.26</dc:date>
    <meta:document-statistic meta:table-count="13" meta:cell-count="2967" meta:object-count="0"/>
    <meta:user-defined meta:name="Info 1"/>
    <meta:user-defined meta:name="Info 2"/>
    <meta:user-defined meta:name="Info 3"/>
    <meta:user-defined meta:name="Info 4"/>
  </office:meta>
</office:document-meta>
</file>